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3" style:family="table">
      <style:table-properties style:width="6.4188in" table:align="left"/>
    </style:style>
    <style:style style:name="Table3.A" style:family="table-column">
      <style:table-column-properties style:column-width="1.0514in"/>
    </style:style>
    <style:style style:name="Table3.B" style:family="table-column">
      <style:table-column-properties style:column-width="0.9056in"/>
    </style:style>
    <style:style style:name="Table3.C" style:family="table-column">
      <style:table-column-properties style:column-width="4.4618in"/>
    </style:style>
    <style:style style:name="Table3.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able_20_Contents">
      <style:paragraph-properties fo:margin-top="0in" fo:margin-bottom="0.1965in" style:contextual-spacing="false" fo:text-align="center" style:justify-single-word="false" style:writing-mode="lr-tb"/>
    </style:style>
    <style:style style:name="P7" style:family="paragraph" style:parent-style-name="Table_20_Heading">
      <style:paragraph-properties fo:margin-top="0in" fo:margin-bottom="0.1965in" style:contextual-spacing="false" fo:text-align="center" style:justify-single-word="false" style:writing-mode="lr-tb"/>
    </style:style>
    <style:style style:name="P8"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9"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10" style:family="paragraph" style:parent-style-name="Text_20_body">
      <style:text-properties officeooo:paragraph-rsid="000c27ef"/>
    </style:style>
    <style:style style:name="P11" style:family="paragraph" style:parent-style-name="Standard">
      <style:text-properties officeooo:paragraph-rsid="0007f349"/>
    </style:style>
    <style:style style:name="P12" style:family="paragraph" style:parent-style-name="Standard">
      <style:paragraph-properties fo:text-align="center" style:justify-single-word="false"/>
      <style:text-properties officeooo:rsid="0007f442" officeooo:paragraph-rsid="0007f442"/>
    </style:style>
    <style:style style:name="P13" style:family="paragraph" style:parent-style-name="Standard">
      <style:text-properties officeooo:paragraph-rsid="000bc82e"/>
    </style:style>
    <style:style style:name="P14" style:family="paragraph" style:parent-style-name="Standard">
      <style:text-properties officeooo:rsid="00148d52" officeooo:paragraph-rsid="00148d52"/>
    </style:style>
    <style:style style:name="P15" style:family="paragraph" style:parent-style-name="Standard">
      <style:text-properties officeooo:rsid="00148d52" officeooo:paragraph-rsid="00160500"/>
    </style:style>
    <style:style style:name="P16" style:family="paragraph" style:parent-style-name="Standard">
      <style:text-properties officeooo:paragraph-rsid="00148d52"/>
    </style:style>
    <style:style style:name="P17" style:family="paragraph" style:parent-style-name="Standard">
      <style:text-properties officeooo:paragraph-rsid="00160500"/>
    </style:style>
    <style:style style:name="P18" style:family="paragraph" style:parent-style-name="Standard">
      <style:paragraph-properties fo:text-align="center" style:justify-single-word="false"/>
      <style:text-properties officeooo:rsid="0017900d" officeooo:paragraph-rsid="0017900d"/>
    </style:style>
    <style:style style:name="P19" style:family="paragraph" style:parent-style-name="Standard">
      <style:paragraph-properties fo:text-align="center" style:justify-single-word="false"/>
      <style:text-properties officeooo:rsid="00184152" officeooo:paragraph-rsid="00184152"/>
    </style:style>
    <style:style style:name="P20" style:family="paragraph" style:parent-style-name="Standard">
      <style:text-properties officeooo:paragraph-rsid="001acb64"/>
    </style:style>
    <style:style style:name="P21" style:family="paragraph" style:parent-style-name="Standard">
      <style:text-properties officeooo:paragraph-rsid="001bb077"/>
    </style:style>
    <style:style style:name="P22" style:family="paragraph" style:parent-style-name="Standard">
      <style:text-properties officeooo:paragraph-rsid="0022ae0b"/>
    </style:style>
    <style:style style:name="P23" style:family="paragraph" style:parent-style-name="Standard">
      <style:text-properties officeooo:rsid="002ab79f" officeooo:paragraph-rsid="002ab79f"/>
    </style:style>
    <style:style style:name="P24" style:family="paragraph" style:parent-style-name="Text_20_body">
      <style:text-properties officeooo:rsid="002ab79f" officeooo:paragraph-rsid="002ab79f"/>
    </style:style>
    <style:style style:name="P25" style:family="paragraph" style:parent-style-name="Text_20_body">
      <style:text-properties officeooo:rsid="002b2350" officeooo:paragraph-rsid="002b2350"/>
    </style:style>
    <style:style style:name="P26" style:family="paragraph" style:parent-style-name="Text_20_body">
      <style:text-properties officeooo:rsid="002cf8ae" officeooo:paragraph-rsid="002cf8ae"/>
    </style:style>
    <style:style style:name="P27" style:family="paragraph" style:parent-style-name="Standard">
      <style:text-properties officeooo:paragraph-rsid="00321dd0"/>
    </style:style>
    <style:style style:name="P28" style:family="paragraph" style:parent-style-name="Standard">
      <style:text-properties officeooo:paragraph-rsid="00355493"/>
    </style:style>
    <style:style style:name="P29" style:family="paragraph" style:parent-style-name="Standard">
      <style:text-properties officeooo:paragraph-rsid="00368316"/>
    </style:style>
    <style:style style:name="P30" style:family="paragraph" style:parent-style-name="Standard">
      <style:text-properties officeooo:rsid="003dbb9d" officeooo:paragraph-rsid="003dbb9d"/>
    </style:style>
    <style:style style:name="P31" style:family="paragraph" style:parent-style-name="Standard">
      <style:text-properties officeooo:paragraph-rsid="003dbb9d"/>
    </style:style>
    <style:style style:name="P32" style:family="paragraph" style:parent-style-name="Standard">
      <style:text-properties officeooo:paragraph-rsid="003efd95"/>
    </style:style>
    <style:style style:name="P33" style:family="paragraph" style:parent-style-name="Standard">
      <style:text-properties officeooo:paragraph-rsid="0040274b"/>
    </style:style>
    <style:style style:name="P34" style:family="paragraph" style:parent-style-name="Standard">
      <style:text-properties officeooo:paragraph-rsid="004373b6"/>
    </style:style>
    <style:style style:name="P35" style:family="paragraph" style:parent-style-name="Text_20_body">
      <style:text-properties officeooo:rsid="00461494" officeooo:paragraph-rsid="00461494"/>
    </style:style>
    <style:style style:name="P36" style:family="paragraph" style:parent-style-name="Text_20_body">
      <style:text-properties officeooo:paragraph-rsid="004deb9a"/>
    </style:style>
    <style:style style:name="P37" style:family="paragraph" style:parent-style-name="Standard">
      <style:text-properties officeooo:paragraph-rsid="0064cb1e"/>
    </style:style>
    <style:style style:name="P38" style:family="paragraph" style:parent-style-name="Standard">
      <style:text-properties officeooo:paragraph-rsid="005925ff"/>
    </style:style>
    <style:style style:name="P39" style:family="paragraph" style:parent-style-name="Standard">
      <style:text-properties officeooo:rsid="005925ff" officeooo:paragraph-rsid="005925ff"/>
    </style:style>
    <style:style style:name="P40"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rsid="005925ff" officeooo:paragraph-rsid="005925ff"/>
    </style:style>
    <style:style style:name="P41" style:family="paragraph" style:parent-style-name="Standard">
      <style:text-properties officeooo:rsid="005925ff" officeooo:paragraph-rsid="00599152"/>
    </style:style>
    <style:style style:name="P42" style:family="paragraph" style:parent-style-name="Standard">
      <style:text-properties officeooo:rsid="005925ff" officeooo:paragraph-rsid="005b062b"/>
    </style:style>
    <style:style style:name="P43" style:family="paragraph" style:parent-style-name="Standard">
      <style:text-properties officeooo:rsid="005925ff" officeooo:paragraph-rsid="005bb3e4"/>
    </style:style>
    <style:style style:name="P44" style:family="paragraph" style:parent-style-name="Standard">
      <style:text-properties officeooo:rsid="005925ff" officeooo:paragraph-rsid="0076e903"/>
    </style:style>
    <style:style style:name="P45" style:family="paragraph" style:parent-style-name="Standard">
      <style:text-properties officeooo:rsid="005b062b" officeooo:paragraph-rsid="005b062b"/>
    </style:style>
    <style:style style:name="P46" style:family="paragraph" style:parent-style-name="Standard">
      <style:text-properties officeooo:rsid="005b062b" officeooo:paragraph-rsid="005bb3e4"/>
    </style:style>
    <style:style style:name="P47" style:family="paragraph" style:parent-style-name="Standard">
      <style:text-properties officeooo:rsid="005b062b" officeooo:paragraph-rsid="0076e903"/>
    </style:style>
    <style:style style:name="P48" style:family="paragraph" style:parent-style-name="Standard">
      <style:text-properties officeooo:paragraph-rsid="0062899d"/>
    </style:style>
    <style:style style:name="P49"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50" style:family="paragraph" style:parent-style-name="Standard">
      <loext:graphic-properties draw:fill="none"/>
      <style:paragraph-properties fo:margin-left="0in" fo:margin-right="0in" fo:text-indent="0in" style:auto-text-indent="false" fo:background-color="transparent"/>
    </style:style>
    <style:style style:name="P51" style:family="paragraph" style:parent-style-name="Text_20_body">
      <style:text-properties officeooo:paragraph-rsid="006827e6"/>
    </style:style>
    <style:style style:name="P52" style:family="paragraph" style:parent-style-name="Standard">
      <style:text-properties officeooo:paragraph-rsid="006c66b5"/>
    </style:style>
    <style:style style:name="P53" style:family="paragraph" style:parent-style-name="Text_20_body">
      <style:text-properties officeooo:paragraph-rsid="006c66b5"/>
    </style:style>
    <style:style style:name="P54" style:family="paragraph" style:parent-style-name="Standard">
      <style:text-properties officeooo:paragraph-rsid="006bf76a"/>
    </style:style>
    <style:style style:name="P55" style:family="paragraph" style:parent-style-name="Standard">
      <style:text-properties officeooo:paragraph-rsid="000a9dfa"/>
    </style:style>
    <style:style style:name="P56" style:family="paragraph" style:parent-style-name="Standard">
      <style:text-properties officeooo:paragraph-rsid="006ea336"/>
    </style:style>
    <style:style style:name="P57" style:family="paragraph" style:parent-style-name="Standard">
      <style:text-properties officeooo:rsid="006ea336" officeooo:paragraph-rsid="006ea336"/>
    </style:style>
    <style:style style:name="P58" style:family="paragraph" style:parent-style-name="Standard">
      <style:text-properties officeooo:rsid="006ea336" officeooo:paragraph-rsid="007b66f9"/>
    </style:style>
    <style:style style:name="P59" style:family="paragraph" style:parent-style-name="Standard">
      <style:text-properties officeooo:paragraph-rsid="0072c884"/>
    </style:style>
    <style:style style:name="P60" style:family="paragraph" style:parent-style-name="Standard">
      <style:text-properties officeooo:paragraph-rsid="0078e77e"/>
    </style:style>
    <style:style style:name="P61" style:family="paragraph" style:parent-style-name="Standard">
      <style:text-properties officeooo:paragraph-rsid="007968b1"/>
    </style:style>
    <style:style style:name="P62" style:family="paragraph" style:parent-style-name="Text_20_body">
      <style:text-properties officeooo:rsid="0066fcbf" officeooo:paragraph-rsid="006c66b5"/>
    </style:style>
    <style:style style:name="P63" style:family="paragraph" style:parent-style-name="Text_20_body">
      <style:paragraph-properties style:writing-mode="lr-tb"/>
      <style:text-properties officeooo:paragraph-rsid="007abacf"/>
    </style:style>
    <style:style style:name="P64" style:family="paragraph" style:parent-style-name="Standard">
      <style:text-properties officeooo:paragraph-rsid="007b66f9"/>
    </style:style>
    <style:style style:name="P65" style:family="paragraph" style:parent-style-name="Standard">
      <style:text-properties officeooo:paragraph-rsid="0081789d"/>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Contents_20_3">
      <style:paragraph-properties>
        <style:tab-stops>
          <style:tab-stop style:position="6.5311in" style:type="right" style:leader-style="dotted" style:leader-text="."/>
        </style:tab-stops>
      </style:paragraph-properties>
    </style:style>
    <style:style style:name="P68" style:family="paragraph" style:parent-style-name="Contents_20_4">
      <style:paragraph-properties>
        <style:tab-stops>
          <style:tab-stop style:position="6.3346in" style:type="right" style:leader-style="dotted" style:leader-text="."/>
        </style:tab-stops>
      </style:paragraph-properties>
    </style:style>
    <style:style style:name="P69" style:family="paragraph" style:parent-style-name="Heading_20_2" style:list-style-name=""/>
    <style:style style:name="P70" style:family="paragraph" style:parent-style-name="Heading_20_2">
      <style:paragraph-properties fo:break-before="page"/>
    </style:style>
    <style:style style:name="P71" style:family="paragraph" style:parent-style-name="Heading_20_3" style:list-style-name="">
      <style:text-properties officeooo:rsid="004deb9a" officeooo:paragraph-rsid="004deb9a"/>
    </style:style>
    <style:style style:name="P72" style:family="paragraph" style:parent-style-name="Heading_20_3">
      <style:paragraph-properties fo:break-before="page"/>
      <style:text-properties officeooo:rsid="004deb9a" officeooo:paragraph-rsid="004deb9a"/>
    </style:style>
    <style:style style:name="P73" style:family="paragraph" style:parent-style-name="Heading_20_3">
      <style:text-properties officeooo:paragraph-rsid="002b2350"/>
    </style:style>
    <style:style style:name="P74" style:family="paragraph" style:parent-style-name="Heading_20_3">
      <style:text-properties officeooo:paragraph-rsid="003931c6"/>
    </style:style>
    <style:style style:name="P75" style:family="paragraph" style:parent-style-name="Heading_20_3">
      <style:text-properties officeooo:paragraph-rsid="006c66b5"/>
    </style:style>
    <style:style style:name="P76" style:family="paragraph" style:parent-style-name="Heading_20_4">
      <style:text-properties officeooo:paragraph-rsid="007b66f9"/>
    </style:style>
    <style:style style:name="P77" style:family="paragraph" style:parent-style-name="Heading_20_4">
      <style:text-properties officeooo:rsid="000c27ef" officeooo:paragraph-rsid="000c27ef"/>
    </style:style>
    <style:style style:name="P78" style:family="paragraph" style:parent-style-name="Heading_20_4">
      <style:text-properties officeooo:paragraph-rsid="0064cb1e"/>
    </style:style>
    <style:style style:name="P79" style:family="paragraph" style:parent-style-name="Standard">
      <style:text-properties officeooo:paragraph-rsid="0083ed91"/>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2ad6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ad9" style:font-weight-asian="bold" style:font-weight-complex="bold"/>
    </style:style>
    <style:style style:name="T5" style:family="text">
      <style:text-properties fo:font-weight="bold" officeooo:rsid="001bb077" style:font-weight-asian="bold" style:font-weight-complex="bold"/>
    </style:style>
    <style:style style:name="T6" style:family="text">
      <style:text-properties fo:font-weight="bold" officeooo:rsid="006cc65e"/>
    </style:style>
    <style:style style:name="T7" style:family="text">
      <style:text-properties fo:font-weight="bold" officeooo:rsid="007968b1"/>
    </style:style>
    <style:style style:name="T8" style:family="text">
      <style:text-properties fo:font-weight="bold" officeooo:rsid="007abacf"/>
    </style:style>
    <style:style style:name="T9" style:family="text">
      <style:text-properties officeooo:rsid="0007f442"/>
    </style:style>
    <style:style style:name="T10" style:family="text">
      <style:text-properties fo:font-size="10pt" style:font-size-asian="10pt" style:font-size-complex="10pt"/>
    </style:style>
    <style:style style:name="T11" style:family="text">
      <style:text-properties fo:font-size="10pt" officeooo:rsid="00160500" style:font-size-asian="10pt" style:font-size-complex="10pt"/>
    </style:style>
    <style:style style:name="T12" style:family="text">
      <style:text-properties fo:font-size="10pt" officeooo:rsid="0017900d" style:font-size-asian="10pt" style:font-size-complex="10pt"/>
    </style:style>
    <style:style style:name="T13" style:family="text">
      <style:text-properties officeooo:rsid="0009a3e6"/>
    </style:style>
    <style:style style:name="T14" style:family="text">
      <style:text-properties officeooo:rsid="000a9dfa"/>
    </style:style>
    <style:style style:name="T15" style:family="text">
      <style:text-properties officeooo:rsid="000bb19c"/>
    </style:style>
    <style:style style:name="T16" style:family="text">
      <style:text-properties officeooo:rsid="000bc82e"/>
    </style:style>
    <style:style style:name="T17" style:family="text">
      <style:text-properties officeooo:rsid="000c27ef"/>
    </style:style>
    <style:style style:name="T18" style:family="text">
      <style:text-properties officeooo:rsid="000ff3a0"/>
    </style:style>
    <style:style style:name="T19" style:family="text">
      <style:text-properties officeooo:rsid="0012bf13"/>
    </style:style>
    <style:style style:name="T20" style:family="text">
      <style:text-properties officeooo:rsid="00148d52"/>
    </style:style>
    <style:style style:name="T21" style:family="text">
      <style:text-properties officeooo:rsid="00160500"/>
    </style:style>
    <style:style style:name="T22" style:family="text">
      <style:text-properties officeooo:rsid="0017900d"/>
    </style:style>
    <style:style style:name="T23" style:family="text">
      <style:text-properties officeooo:rsid="00184152"/>
    </style:style>
    <style:style style:name="T24" style:family="text">
      <style:text-properties officeooo:rsid="001acb64"/>
    </style:style>
    <style:style style:name="T25" style:family="text">
      <style:text-properties officeooo:rsid="001bb077"/>
    </style:style>
    <style:style style:name="T26" style:family="text">
      <style:text-properties officeooo:rsid="001d2202"/>
    </style:style>
    <style:style style:name="T27" style:family="text">
      <style:text-properties officeooo:rsid="001e489a"/>
    </style:style>
    <style:style style:name="T28" style:family="text">
      <style:text-properties officeooo:rsid="001ef4c9"/>
    </style:style>
    <style:style style:name="T29" style:family="text">
      <style:text-properties officeooo:rsid="001f0055"/>
    </style:style>
    <style:style style:name="T30" style:family="text">
      <style:text-properties officeooo:rsid="0022ae0b"/>
    </style:style>
    <style:style style:name="T31" style:family="text">
      <style:text-properties officeooo:rsid="00256ec7"/>
    </style:style>
    <style:style style:name="T32" style:family="text">
      <style:text-properties officeooo:rsid="002b2350"/>
    </style:style>
    <style:style style:name="T33" style:family="text">
      <style:text-properties officeooo:rsid="002f07f6"/>
    </style:style>
    <style:style style:name="T34" style:family="text">
      <style:text-properties officeooo:rsid="0030b0e5"/>
    </style:style>
    <style:style style:name="T35" style:family="text">
      <style:text-properties officeooo:rsid="00321dd0"/>
    </style:style>
    <style:style style:name="T36" style:family="text">
      <style:text-properties officeooo:rsid="00333413"/>
    </style:style>
    <style:style style:name="T37" style:family="text">
      <style:text-properties officeooo:rsid="0033f2d9"/>
    </style:style>
    <style:style style:name="T38" style:family="text">
      <style:text-properties officeooo:rsid="00355493"/>
    </style:style>
    <style:style style:name="T39" style:family="text">
      <style:text-properties officeooo:rsid="00368316"/>
    </style:style>
    <style:style style:name="T40" style:family="text">
      <style:text-properties officeooo:rsid="00376679"/>
    </style:style>
    <style:style style:name="T41" style:family="text">
      <style:text-properties officeooo:rsid="003931c6"/>
    </style:style>
    <style:style style:name="T42" style:family="text">
      <style:text-properties officeooo:rsid="003bc544"/>
    </style:style>
    <style:style style:name="T43" style:family="text">
      <style:text-properties officeooo:rsid="003dc53f"/>
    </style:style>
    <style:style style:name="T44" style:family="text">
      <style:text-properties officeooo:rsid="003efd95"/>
    </style:style>
    <style:style style:name="T45" style:family="text">
      <style:text-properties officeooo:rsid="0040274b"/>
    </style:style>
    <style:style style:name="T46" style:family="text">
      <style:text-properties officeooo:rsid="00412c10"/>
    </style:style>
    <style:style style:name="T47" style:family="text">
      <style:text-properties officeooo:rsid="00428b92"/>
    </style:style>
    <style:style style:name="T48" style:family="text">
      <style:text-properties officeooo:rsid="004be34d"/>
    </style:style>
    <style:style style:name="T49" style:family="text">
      <style:text-properties officeooo:rsid="004deb9a"/>
    </style:style>
    <style:style style:name="T50" style:family="text">
      <style:text-properties officeooo:rsid="004faa64"/>
    </style:style>
    <style:style style:name="T51" style:family="text">
      <style:text-properties officeooo:rsid="005105a9"/>
    </style:style>
    <style:style style:name="T52" style:family="text">
      <style:text-properties officeooo:rsid="0052f913"/>
    </style:style>
    <style:style style:name="T53" style:family="text">
      <style:text-properties officeooo:rsid="0055c2c5"/>
    </style:style>
    <style:style style:name="T54" style:family="text">
      <style:text-properties officeooo:rsid="0057ec30"/>
    </style:style>
    <style:style style:name="T55" style:family="text">
      <style:text-properties officeooo:rsid="005925ff"/>
    </style:style>
    <style:style style:name="T56" style:family="text">
      <style:text-properties officeooo:rsid="00599152"/>
    </style:style>
    <style:style style:name="T57" style:family="text">
      <style:text-properties officeooo:rsid="005b062b"/>
    </style:style>
    <style:style style:name="T58" style:family="text">
      <style:text-properties officeooo:rsid="005fb3f9"/>
    </style:style>
    <style:style style:name="T59" style:family="text">
      <style:text-properties officeooo:rsid="00601aaa"/>
    </style:style>
    <style:style style:name="T60" style:family="text">
      <style:text-properties officeooo:rsid="0061e204"/>
    </style:style>
    <style:style style:name="T61" style:family="text">
      <style:text-properties officeooo:rsid="0062899d"/>
    </style:style>
    <style:style style:name="T62" style:family="text">
      <style:text-properties officeooo:rsid="0063105e"/>
    </style:style>
    <style:style style:name="T63" style:family="text">
      <style:text-properties officeooo:rsid="006337b4"/>
    </style:style>
    <style:style style:name="T64" style:family="text">
      <style:text-properties officeooo:rsid="006370b1"/>
    </style:style>
    <style:style style:name="T65" style:family="text">
      <style:text-properties officeooo:rsid="0064cb1e"/>
    </style:style>
    <style:style style:name="T66" style:family="text">
      <style:text-properties officeooo:rsid="0065f314"/>
    </style:style>
    <style:style style:name="T67" style:family="text">
      <style:text-properties officeooo:rsid="0065f339"/>
    </style:style>
    <style:style style:name="T68" style:family="text">
      <style:text-properties officeooo:rsid="006610b8"/>
    </style:style>
    <style:style style:name="T69" style:family="text">
      <style:text-properties officeooo:rsid="0066fcbf"/>
    </style:style>
    <style:style style:name="T70" style:family="text">
      <style:text-properties officeooo:rsid="006cc65e"/>
    </style:style>
    <style:style style:name="T71" style:family="text">
      <style:text-properties officeooo:rsid="006ea336"/>
    </style:style>
    <style:style style:name="T72" style:family="text">
      <style:text-properties officeooo:rsid="006ebc94"/>
    </style:style>
    <style:style style:name="T73" style:family="text">
      <style:text-properties officeooo:rsid="00711e1c"/>
    </style:style>
    <style:style style:name="T74" style:family="text">
      <style:text-properties officeooo:rsid="0072c884"/>
    </style:style>
    <style:style style:name="T75" style:family="text">
      <style:text-properties officeooo:rsid="007398cf"/>
    </style:style>
    <style:style style:name="T76" style:family="text">
      <style:text-properties officeooo:rsid="0074bc46"/>
    </style:style>
    <style:style style:name="T77" style:family="text">
      <style:text-properties officeooo:rsid="0076e903"/>
    </style:style>
    <style:style style:name="T78" style:family="text">
      <style:text-properties officeooo:rsid="0078e77e"/>
    </style:style>
    <style:style style:name="T79" style:family="text">
      <style:text-properties officeooo:rsid="007968b1"/>
    </style:style>
    <style:style style:name="T80" style:family="text">
      <style:text-properties officeooo:rsid="007abacf"/>
    </style:style>
    <style:style style:name="T81" style:family="text">
      <style:text-properties officeooo:rsid="007b66f9"/>
    </style:style>
    <style:style style:name="T82" style:family="text">
      <style:text-properties officeooo:rsid="007d4990"/>
    </style:style>
    <style:style style:name="T83" style:family="text">
      <style:text-properties officeooo:rsid="007e3782"/>
    </style:style>
    <style:style style:name="T84" style:family="text">
      <style:text-properties officeooo:rsid="007f043f"/>
    </style:style>
    <style:style style:name="T85" style:family="text">
      <style:text-properties officeooo:rsid="0081789d"/>
    </style:style>
    <style:style style:name="T86" style:family="text">
      <style:text-properties officeooo:rsid="00822bb6"/>
    </style:style>
    <style:style style:name="T87" style:family="text">
      <style:text-properties officeooo:rsid="0083ed91"/>
    </style:style>
    <style:style style:name="T88" style:family="text">
      <style:text-properties officeooo:rsid="0085a6b3"/>
    </style:style>
    <style:style style:name="T89" style:family="text">
      <style:text-properties officeooo:rsid="0088393c"/>
    </style:style>
    <style:style style:name="T9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8">Y</text:span><text:span text:style-name="T1">COMP </text:span>SYNTAX</text:p>
      <text:p text:style-name="Subtitle">Draft <text:span text:style-name="T19">#1</text:span></text:p>
      <text:p text:style-name="Standard"/>
      <text:p text:style-name="P17"><text:s text:c="2"/>Syntax of the p<text:span text:style-name="T48">y</text:span><text:span text:style-name="T87">v</text:span>comp source file. <text:span text:style-name="T9">Subject to change for now.</text:span> <text:s/><text:span text:style-name="T20">(</text:span><text:span text:style-name="T48">24/</text:span><text:span text:style-name="T20">jul/2025) </text:span><text:span text:style-name="T49">This </text:span><text:span text:style-name="T52">compiler is </text:span><text:span text:style-name="T49">a descendant of the p - compiler YACC project. The parser is modified from LALR to a no limits look-ahead, and re-implemented in pure python. </text:span><text:span text:style-name="T53">View comments for completion information.</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1657_993556762" text:style-name="Index_20_Link" text:visited-style-name="Index_20_Link">Theory of operation:<text:tab/>3</text:a></text:p>
          <text:p text:style-name="P67"><text:a xlink:type="simple" xlink:href="#__RefHeading___Toc1438_4109188922" text:style-name="Index_20_Link" text:visited-style-name="Index_20_Link">Overall structure:<text:tab/>3</text:a></text:p>
          <text:p text:style-name="P67"><text:a xlink:type="simple" xlink:href="#__RefHeading___Toc1563_791284443" text:style-name="Index_20_Link" text:visited-style-name="Index_20_Link">Quick Spec:<text:tab/>3</text:a></text:p>
          <text:p text:style-name="P67"><text:a xlink:type="simple" xlink:href="#__RefHeading___Toc1440_4109188922" text:style-name="Index_20_Link" text:visited-style-name="Index_20_Link">Comments:<text:tab/>3</text:a></text:p>
          <text:p text:style-name="P67"><text:a xlink:type="simple" xlink:href="#__RefHeading___Toc1442_4109188922" text:style-name="Index_20_Link" text:visited-style-name="Index_20_Link">Doc comments:<text:tab/>3</text:a></text:p>
          <text:p text:style-name="P67"><text:a xlink:type="simple" xlink:href="#__RefHeading___Toc1444_4109188922" text:style-name="Index_20_Link" text:visited-style-name="Index_20_Link">Line continuation:<text:tab/>4</text:a></text:p>
          <text:p text:style-name="P67"><text:a xlink:type="simple" xlink:href="#__RefHeading___Toc1446_4109188922" text:style-name="Index_20_Link" text:visited-style-name="Index_20_Link">Platform statement(s):<text:tab/>4</text:a></text:p>
          <text:p text:style-name="P66"><text:a xlink:type="simple" xlink:href="#__RefHeading___Toc1448_4109188922" text:style-name="Index_20_Link" text:visited-style-name="Index_20_Link">Language Statements<text:tab/>4</text:a></text:p>
          <text:p text:style-name="P67"><text:a xlink:type="simple" xlink:href="#__RefHeading___Toc1543_791284443" text:style-name="Index_20_Link" text:visited-style-name="Index_20_Link">Import statement(s):<text:tab/>4</text:a></text:p>
          <text:p text:style-name="P67"><text:a xlink:type="simple" xlink:href="#__RefHeading___Toc1545_791284443" text:style-name="Index_20_Link" text:visited-style-name="Index_20_Link">Functions:<text:tab/>4</text:a></text:p>
          <text:p text:style-name="P67"><text:a xlink:type="simple" xlink:href="#__RefHeading___Toc1547_791284443" text:style-name="Index_20_Link" text:visited-style-name="Index_20_Link">Loop statement:<text:tab/>4</text:a></text:p>
          <text:p text:style-name="P67"><text:a xlink:type="simple" xlink:href="#__RefHeading___Toc1549_791284443" text:style-name="Index_20_Link" text:visited-style-name="Index_20_Link">Conditionals:<text:tab/>4</text:a></text:p>
          <text:p text:style-name="P67"><text:a xlink:type="simple" xlink:href="#__RefHeading___Toc1551_791284443" text:style-name="Index_20_Link" text:visited-style-name="Index_20_Link">Execution Transfer:<text:tab/>4</text:a></text:p>
          <text:p text:style-name="P67"><text:a xlink:type="simple" xlink:href="#__RefHeading___Toc1450_4109188922" text:style-name="Index_20_Link" text:visited-style-name="Index_20_Link">Label declaration:<text:tab/>4</text:a></text:p>
          <text:p text:style-name="P67"><text:a xlink:type="simple" xlink:href="#__RefHeading___Toc1553_791284443" text:style-name="Index_20_Link" text:visited-style-name="Index_20_Link">Data declarations:<text:tab/>5</text:a></text:p>
          <text:p text:style-name="P68"><text:a xlink:type="simple" xlink:href="#__RefHeading___Toc1452_4109188922" text:style-name="Index_20_Link" text:visited-style-name="Index_20_Link">Builtin Types:<text:tab/>5</text:a></text:p>
          <text:p text:style-name="P68"><text:a xlink:type="simple" xlink:href="#__RefHeading___Toc2480_2906867490" text:style-name="Index_20_Link" text:visited-style-name="Index_20_Link">Initializers:<text:tab/>5</text:a></text:p>
          <text:p text:style-name="P68"><text:a xlink:type="simple" xlink:href="#__RefHeading___Toc1454_4109188922" text:style-name="Index_20_Link" text:visited-style-name="Index_20_Link">Custom types:<text:tab/>5</text:a></text:p>
          <text:p text:style-name="P68"><text:a xlink:type="simple" xlink:href="#__RefHeading___Toc1456_4109188922" text:style-name="Index_20_Link" text:visited-style-name="Index_20_Link">Aggregates:<text:tab/>5</text:a></text:p>
          <text:p text:style-name="P68"><text:a xlink:type="simple" xlink:href="#__RefHeading___Toc1458_4109188922" text:style-name="Index_20_Link" text:visited-style-name="Index_20_Link">Data attributes:<text:tab/>5</text:a></text:p>
          <text:p text:style-name="P67"><text:a xlink:type="simple" xlink:href="#__RefHeading___Toc1462_4109188922" text:style-name="Index_20_Link" text:visited-style-name="Index_20_Link">Constant Strings:<text:tab/>6</text:a></text:p>
          <text:p text:style-name="P66"><text:a xlink:type="simple" xlink:href="#__RefHeading___Toc1466_4109188922" text:style-name="Index_20_Link" text:visited-style-name="Index_20_Link">Functions:<text:tab/>7</text:a></text:p>
          <text:p text:style-name="P66"><text:a xlink:type="simple" xlink:href="#__RefHeading___Toc2377_471559711" text:style-name="Index_20_Link" text:visited-style-name="Index_20_Link">Execution control:<text:tab/>7</text:a></text:p>
          <text:p text:style-name="P67"><text:a xlink:type="simple" xlink:href="#__RefHeading___Toc2379_471559711" text:style-name="Index_20_Link" text:visited-style-name="Index_20_Link">Function calls:<text:tab/>8</text:a></text:p>
          <text:p text:style-name="P66"><text:a xlink:type="simple" xlink:href="#__RefHeading___Toc1468_4109188922" text:style-name="Index_20_Link" text:visited-style-name="Index_20_Link">Allocations:<text:tab/>8</text:a></text:p>
          <text:p text:style-name="P67"><text:a xlink:type="simple" xlink:href="#__RefHeading___Toc1470_4109188922" text:style-name="Index_20_Link" text:visited-style-name="Index_20_Link">Exceptions:<text:tab/>8</text:a></text:p>
          <text:p text:style-name="P67"><text:a xlink:type="simple" xlink:href="#__RefHeading___Toc1472_4109188922" text:style-name="Index_20_Link" text:visited-style-name="Index_20_Link">Expressions:<text:tab/>8</text:a></text:p>
          <text:p text:style-name="P67"><text:a xlink:type="simple" xlink:href="#__RefHeading___Toc1474_4109188922" text:style-name="Index_20_Link" text:visited-style-name="Index_20_Link">Type conversions:<text:tab/>9</text:a></text:p>
          <text:p text:style-name="P67"><text:a xlink:type="simple" xlink:href="#__RefHeading___Toc1476_4109188922" text:style-name="Index_20_Link" text:visited-style-name="Index_20_Link">Grouping:<text:tab/>9</text:a></text:p>
          <text:p text:style-name="P66"><text:a xlink:type="simple" xlink:href="#__RefHeading___Toc2381_471559711" text:style-name="Index_20_Link" text:visited-style-name="Index_20_Link">Operators:<text:tab/>9</text:a></text:p>
          <text:p text:style-name="P67"><text:a xlink:type="simple" xlink:href="#__RefHeading___Toc1478_4109188922" text:style-name="Index_20_Link" text:visited-style-name="Index_20_Link">Unary operators:<text:tab/>11</text:a></text:p>
          <text:p text:style-name="P67"><text:a xlink:type="simple" xlink:href="#__RefHeading___Toc1480_4109188922" text:style-name="Index_20_Link" text:visited-style-name="Index_20_Link">Binary operators:<text:tab/>11</text:a></text:p>
          <text:p text:style-name="P67"><text:a xlink:type="simple" xlink:href="#__RefHeading___Toc1486_4109188922" text:style-name="Index_20_Link" text:visited-style-name="Index_20_Link">Binary Bit wise operators:<text:tab/>11</text:a></text:p>
          <text:p text:style-name="P67"><text:a xlink:type="simple" xlink:href="#__RefHeading___Toc1555_791284443" text:style-name="Index_20_Link" text:visited-style-name="Index_20_Link">Binary Logical operators:<text:tab/>11</text:a></text:p>
          <text:p text:style-name="P67"><text:a xlink:type="simple" xlink:href="#__RefHeading___Toc1488_4109188922" text:style-name="Index_20_Link" text:visited-style-name="Index_20_Link">Conditionals:<text:tab/>11</text:a></text:p>
          <text:p text:style-name="P68"><text:soft-page-break/><text:a xlink:type="simple" xlink:href="#__RefHeading___Toc1490_4109188922" text:style-name="Index_20_Link" text:visited-style-name="Index_20_Link">Assignments:<text:tab/>12</text:a></text:p>
          <text:p text:style-name="P68"><text:a xlink:type="simple" xlink:href="#__RefHeading___Toc1492_4109188922" text:style-name="Index_20_Link" text:visited-style-name="Index_20_Link">Conditional elements:<text:tab/>12</text:a></text:p>
          <text:p text:style-name="P68"><text:a xlink:type="simple" xlink:href="#__RefHeading___Toc1494_4109188922" text:style-name="Index_20_Link" text:visited-style-name="Index_20_Link">Looping statement:<text:tab/>12</text:a></text:p>
          <text:p text:style-name="P68"><text:a xlink:type="simple" xlink:href="#__RefHeading___Toc1496_4109188922" text:style-name="Index_20_Link" text:visited-style-name="Index_20_Link"><text:s/>Execution control:<text:tab/>12</text:a></text:p>
          <text:p text:style-name="P66"><text:a xlink:type="simple" xlink:href="#__RefHeading___Toc1500_4109188922" text:style-name="Index_20_Link" text:visited-style-name="Index_20_Link"><text:s/>Preprocessing:<text:tab/>13</text:a></text:p>
          <text:p text:style-name="P66"><text:a xlink:type="simple" xlink:href="#__RefHeading___Toc1532_1612502148" text:style-name="Index_20_Link" text:visited-style-name="Index_20_Link">Command line:<text:tab/>16</text:a></text:p>
          <text:p text:style-name="P67"><text:a xlink:type="simple" xlink:href="#__RefHeading___Toc1502_4109188922" text:style-name="Index_20_Link" text:visited-style-name="Index_20_Link">Comand line arguments:<text:tab/>16</text:a></text:p>
        </text:index-body>
      </text:table-of-content>
      <text:h text:style-name="P71" text:outline-level="3"/>
      <text:h text:style-name="P72" text:outline-level="3"><text:bookmark-start text:name="__RefHeading___Toc1657_993556762"/>Theory of operation:<text:bookmark-end text:name="__RefHeading___Toc1657_993556762"/></text:h>
      <text:p text:style-name="P36"><text:s text:c="2"/><text:span text:style-name="T49">The lexer unit creates an array of tokens. </text:span><text:span text:style-name="T50">The lexer has states for stings, </text:span><text:span text:style-name="T49">This </text:span><text:span text:style-name="T50">array </text:span><text:span text:style-name="T49">is scanned recursively for expressions. </text:span><text:span text:style-name="T50">The </text:span><text:span text:style-name="T51">highest priority / </text:span><text:span text:style-name="T50">first / longest matching expression is then evaluated.</text:span><text:span text:style-name="T50"><office:annotation loext:resolved="false"><dc:creator>Peter Glen</dc:creator><dc:date>2025-07-24T17:30:43.777997530</dc:date><meta:creator-initials>PG</meta:creator-initials><text:p text:style-name="P80"><text:span text:style-name="T90">Partially complete </text:span></text:p></office:annotation></text:span></text:p>
      <text:h text:style-name="Heading_20_3" text:outline-level="3"><text:bookmark-start text:name="__RefHeading___Toc1438_4109188922"/>Overall structure:<text:bookmark-end text:name="__RefHeading___Toc1438_4109188922"/></text:h>
      <text:p text:style-name="P35">PCOMP is a low – <text:span text:style-name="T53">mid – high </text:span>level compiler aiming for multi platform deployment, without the baggage of legacy systems. It inherits a significant portion of ideas from assembly, ‘C’ and python while generating extremely fast assembler / machine code.</text:p>
      <text:h text:style-name="Heading_20_3" text:outline-level="3"><text:bookmark-start text:name="__RefHeading___Toc1563_791284443"/>Quick Spec:<text:bookmark-end text:name="__RefHeading___Toc1563_791284443"/></text:h>
      <text:p text:style-name="P17"><text:span text:style-name="T11">Quick</text:span><text:span text:style-name="T10"> Spec </text:span><text:span text:style-name="T11">Notation:</text:span><text:span text:style-name="T10"> SP=white space NL=newline |=alternate <text:s/>...=more items *</text:span><text:span text:style-name="T12">=any characters</text:span></text:p>
      <text:p text:style-name="P17"><text:span text:style-name="T21">A ‘p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B1" office:value-type="string">
            <text:p text:style-name="P9"><text:span text:style-name="T21">Quick</text:span> Spec </text:p>
          </table:table-cell>
          <table:table-cell table:style-name="Table1.C1" office:value-type="string">
            <text:p text:style-name="P8">Example<text:span text:style-name="T22">(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22">NL</text:span></text:p>
          </table:table-cell>
          <table:table-cell table:style-name="Table1.C2" office:value-type="string">
            <text:p text:style-name="P12">%define</text:p>
          </table:table-cell>
        </table:table-row>
        <table:table-row>
          <table:table-cell table:style-name="Table1.A2" office:value-type="string">
            <text:p text:style-name="P4"><text:s text:c="8"/>platform statement(s)</text:p>
          </table:table-cell>
          <table:table-cell table:style-name="Table1.B2" office:value-type="string">
            <text:p text:style-name="P18">str</text:p>
          </table:table-cell>
          <table:table-cell table:style-name="Table1.C2" office:value-type="string">
            <text:p text:style-name="P18">x86_64</text:p>
          </table:table-cell>
        </table:table-row>
        <table:table-row>
          <table:table-cell table:style-name="Table1.A2" office:value-type="string">
            <text:p text:style-name="P4"><text:s text:c="8"/>import statement(s)</text:p>
          </table:table-cell>
          <table:table-cell table:style-name="Table1.B2" office:value-type="string">
            <text:p text:style-name="P18">%import filename</text:p>
          </table:table-cell>
          <table:table-cell table:style-name="Table1.C2" office:value-type="string">
            <text:p text:style-name="P18">%import filename</text:p>
          </table:table-cell>
        </table:table-row>
        <table:table-row>
          <table:table-cell table:style-name="Table1.A2" office:value-type="string">
            <text:p text:style-name="P4"><text:s text:c="8"/>debug statement(s)</text:p>
          </table:table-cell>
          <table:table-cell table:style-name="Table1.B2" office:value-type="string">
            <text:p text:style-name="P18">tbd</text:p>
          </table:table-cell>
          <table:table-cell table:style-name="Table1.C2" office:value-type="string">
            <text:p text:style-name="P19">tbd</text:p>
          </table:table-cell>
        </table:table-row>
        <table:table-row>
          <table:table-cell table:style-name="Table1.A2" office:value-type="string">
            <text:p text:style-name="P4"><text:s text:c="8"/>comment(s)</text:p>
          </table:table-cell>
          <table:table-cell table:style-name="Table1.B2" office:value-type="string">
            <text:p text:style-name="P12">#*NL | // *</text:p>
          </table:table-cell>
          <table:table-cell table:style-name="Table1.C2" office:value-type="string">
            <text:p text:style-name="P12"># Hello comment</text:p>
          </table:table-cell>
        </table:table-row>
        <table:table-row>
          <table:table-cell table:style-name="Table1.A2" office:value-type="string">
            <text:p text:style-name="P4"><text:s text:c="8"/>doc comment(s)</text:p>
          </table:table-cell>
          <table:table-cell table:style-name="Table1.B2" office:value-type="string">
            <text:p text:style-name="P12">## | ///</text:p>
          </table:table-cell>
          <table:table-cell table:style-name="Table1.C2" office:value-type="string">
            <text:p text:style-name="P12">## Doc comment</text:p>
          </table:table-cell>
        </table:table-row>
        <table:table-row>
          <table:table-cell table:style-name="Table1.A2" office:value-type="string">
            <text:p text:style-name="P4"><text:s text:c="8"/><text:span text:style-name="T9">type</text:span> declaration(s)</text:p>
          </table:table-cell>
          <table:table-cell table:style-name="Table1.B2" office:value-type="string">
            <text:p text:style-name="P12"><text:span text:style-name="T22">t</text:span>ype <text:span text:style-name="T22">varname {</text:span>vardecl .. <text:span text:style-name="T22">}</text:span></text:p>
          </table:table-cell>
          <table:table-cell table:style-name="Table1.C2" office:value-type="string">
            <text:p text:style-name="P18">T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12"><text:span text:style-name="T22">t</text:span>ype : var <text:span text:style-name="T22">= init</text:span></text:p>
          </table:table-cell>
          <table:table-cell table:style-name="Table1.C2" office:value-type="string">
            <text:p text:style-name="P18">U32 : var = 1234</text:p>
          </table:table-cell>
        </table:table-row>
        <table:table-row>
          <table:table-cell table:style-name="Table1.A2" office:value-type="string">
            <text:p text:style-name="P4"><text:s text:c="8"/>assignments </text:p>
          </table:table-cell>
          <table:table-cell table:style-name="Table1.B2" office:value-type="string">
            <text:p text:style-name="P12"><text:span text:style-name="T22">v</text:span>ar = expr</text:p>
          </table:table-cell>
          <table:table-cell table:style-name="Table1.C2" office:value-type="string">
            <text:p text:style-name="P18">var = qwerty</text:p>
          </table:table-cell>
        </table:table-row>
        <table:table-row>
          <table:table-cell table:style-name="Table1.A2" office:value-type="string">
            <text:p text:style-name="P4"><text:s text:c="8"/>arithmetic statements</text:p>
          </table:table-cell>
          <table:table-cell table:style-name="Table1.B2" office:value-type="string">
            <text:p text:style-name="P12">var=val<text:span text:style-name="T23">1+val2</text:span></text:p>
          </table:table-cell>
          <table:table-cell table:style-name="Table1.C2" office:value-type="string">
            <text:p text:style-name="P19">Var = 23 + 45 * 5</text:p>
          </table:table-cell>
        </table:table-row>
        <table:table-row>
          <table:table-cell table:style-name="Table1.A2" office:value-type="string">
            <text:p text:style-name="P12">fargs</text:p>
          </table:table-cell>
          <table:table-cell table:style-name="Table1.B2" office:value-type="string">
            <text:p text:style-name="P12"><text:span text:style-name="T22">( argd</text:span>ecl … <text:span text:style-name="T22">)</text:span></text:p>
          </table:table-cell>
          <table:table-cell table:style-name="Table1.C2" office:value-type="string">
            <text:p text:style-name="P19">( u32:aa=1 u16:bb=1 )</text:p>
          </table:table-cell>
        </table:table-row>
        <table:table-row>
          <table:table-cell table:style-name="Table1.A2" office:value-type="string">
            <text:p text:style-name="P4"><text:s text:c="8"/>function declaration(s)</text:p>
          </table:table-cell>
          <table:table-cell table:style-name="Table1.B2" office:value-type="string">
            <text:p text:style-name="P12"><text:span text:style-name="T22">func</text:span> (fargs) { statements } </text:p>
          </table:table-cell>
          <table:table-cell table:style-name="Table1.C2" office:value-type="string">
            <text:p text:style-name="P18">Func ( aa:bb ) {aa=cc bb=dd }</text:p>
          </table:table-cell>
        </table:table-row>
        <table:table-row>
          <table:table-cell table:style-name="Table1.A2" office:value-type="string">
            <text:p text:style-name="P4"><text:s text:c="8"/>function call(s)</text:p>
          </table:table-cell>
          <table:table-cell table:style-name="Table1.B2" office:value-type="string">
            <text:p text:style-name="P12"><text:span text:style-name="T22">F</text:span>unc() <text:span text:style-name="T22">| func(aa)</text:span></text:p>
          </table:table-cell>
          <table:table-cell table:style-name="Table1.C2" office:value-type="string">
            <text:p text:style-name="P18">var <text:s/>= func (bb) </text:p>
          </table:table-cell>
        </table:table-row>
      </table:table>
      <text:p text:style-name="Standard"/>
      <text:h text:style-name="Heading_20_3" text:outline-level="3"><text:bookmark-start text:name="__RefHeading___Toc1440_4109188922"/>Comments:<text:bookmark-end text:name="__RefHeading___Toc1440_4109188922"/></text:h>
      <text:p text:style-name="Standard"/>
      <text:p text:style-name="P20"><text:s text:c="8"/><text:span text:style-name="T24">from </text:span># <text:span text:style-name="T13">to the end of line </text:span></text:p>
      <text:p text:style-name="Standard"><text:s text:c="8"/>from // to end of line</text:p>
      <text:p text:style-name="Standard"><text:s text:c="8"/>between <text:s text:c="3"/>/* */ <text:span text:style-name="T24">every</text:span><text:span text:style-name="T13">wh</text:span><text:span text:style-name="T24">e</text:span><text:span text:style-name="T13">re space </text:span><text:span text:style-name="T24">can be inserted</text:span></text:p>
      <text:p text:style-name="Standard"/>
      <text:h text:style-name="Heading_20_3" text:outline-level="3"><text:bookmark-start text:name="__RefHeading___Toc1442_4109188922"/>Doc comments:<text:bookmark-end text:name="__RefHeading___Toc1442_4109188922"/></text:h>
      <text:p text:style-name="Standard"/>
      <text:p text:style-name="Standard"><text:s text:c="8"/>from <text:s text:c="3"/>## to the end of line</text:p>
      <text:p text:style-name="Standard"><text:soft-page-break/><text:s text:c="8"/>from <text:s text:c="3"/>/// to end of line</text:p>
      <text:p text:style-name="P21"><text:s text:c="8"/>between /** <text:s/>*/ <text:span text:style-name="T24">every</text:span><text:span text:style-name="T13">wh</text:span><text:span text:style-name="T24">e</text:span><text:span text:style-name="T13">re space </text:span><text:span text:style-name="T24">can be inserted</text:span></text:p>
      <text:p text:style-name="Standard"/>
      <text:h text:style-name="Heading_20_3" text:outline-level="3"><text:bookmark-start text:name="__RefHeading___Toc1444_4109188922"/>Line continuation:<text:bookmark-end text:name="__RefHeading___Toc1444_4109188922"/></text:h>
      <text:p text:style-name="Standard"/>
      <text:p text:style-name="Standard"><text:s text:c="4"/>Lines are continued on the next line if backslash is at the end.</text:p>
      <text:p text:style-name="Standard"><text:span text:style-name="T4"><text:tab/></text:span><text:span text:style-name="T5">(</text:span> Trailing spaces are discarded ?<text:span text:style-name="T25">)</text:span></text:p>
      <text:p text:style-name="Standard"/>
      <text:h text:style-name="Heading_20_3" text:outline-level="3"><text:bookmark-start text:name="__RefHeading___Toc1446_4109188922"/>Platform statement(s):<text:bookmark-end text:name="__RefHeading___Toc1446_4109188922"/></text:h>
      <text:p text:style-name="Standard"/>
      <text:p text:style-name="P21"><text:s text:c="4"/>platform_name <text:s/>native / cross</text:p>
      <text:p text:style-name="P21"/>
      <text:p text:style-name="P21">The generated code <text:span text:style-name="T25">is x86_64 native by default.</text:span></text:p>
      <text:p text:style-name="Standard"><text:s text:c="4"/></text:p>
      <text:h text:style-name="Heading_20_2" text:outline-level="2"><text:bookmark-start text:name="__RefHeading___Toc1448_4109188922"/>Language Statements<text:bookmark-end text:name="__RefHeading___Toc1448_4109188922"/></text:h>
      <text:h text:style-name="Heading_20_3" text:outline-level="3"><text:bookmark-start text:name="__RefHeading___Toc1543_791284443"/>Import statement(s):<text:bookmark-end text:name="__RefHeading___Toc1543_791284443"/></text:h>
      <text:p text:style-name="Standard"/>
      <text:p text:style-name="Standard"><text:s text:c="4"/>Import interface from source file or interface file. %<text:span text:style-name="T25">import </text:span></text:p>
      <text:h text:style-name="Heading_20_3" text:outline-level="3"><text:bookmark-start text:name="__RefHeading___Toc1545_791284443"/>Functions:<text:bookmark-end text:name="__RefHeading___Toc1545_791284443"/></text:h>
      <text:p text:style-name="P26">Func ( arguments) { function body return statement )</text:p>
      <text:h text:style-name="Heading_20_3" text:outline-level="3"><text:bookmark-start text:name="__RefHeading___Toc1547_791284443"/>Loop statement: <text:bookmark-end text:name="__RefHeading___Toc1547_791284443"/></text:h>
      <text:p text:style-name="P23">The loop is a construct that loops forever. Terminating the loop can be done by the break condition.</text:p>
      <text:p text:style-name="P23"/>
      <text:p text:style-name="P23">Syntax: loop {loop_body}</text:p>
      <text:h text:style-name="Heading_20_3" text:outline-level="3"><text:bookmark-start text:name="__RefHeading___Toc1549_791284443"/>Conditionals:<text:bookmark-end text:name="__RefHeading___Toc1549_791284443"/></text:h>
      <text:p text:style-name="P24">Syntax: <text:s text:c="3"/>if (condition) {if_body} elif (condition) {elif_body} else {else_body}</text:p>
      <text:h text:style-name="P73" text:outline-level="3"><text:bookmark-start text:name="__RefHeading___Toc1551_791284443"/><text:span text:style-name="T32">Execution Transfer</text:span>:<text:bookmark-end text:name="__RefHeading___Toc1551_791284443"/></text:h>
      <text:p text:style-name="P25">Call function_name(args)</text:p>
      <text:p text:style-name="P25">goto <text:s text:c="2"/>: label <text:span text:style-name="T33">s</text:span>:</text:p>
      <text:h text:style-name="Heading_20_3" text:outline-level="3"><text:bookmark-start text:name="__RefHeading___Toc1450_4109188922"/>Label declaration:<text:bookmark-end text:name="__RefHeading___Toc1450_4109188922"/></text:h>
      <text:p text:style-name="Standard">: <text:span text:style-name="T32">label_name</text:span></text:p>
      <text:h text:style-name="P73" text:outline-level="3"><text:soft-page-break/></text:h>
      <text:h text:style-name="P73" text:outline-level="3"><text:bookmark-start text:name="__RefHeading___Toc1553_791284443"/>Data declarations:<text:bookmark-end text:name="__RefHeading___Toc1553_791284443"/></text:h>
      <text:p text:style-name="P55"><text:s text:c="2"/><text:span text:style-name="T71">There are only initialized variables. This decision was made as a prevention of a particular class of bugs, involving uninitialized data.</text:span></text:p>
      <text:p text:style-name="P55"/>
      <text:p text:style-name="P55"><text:s text:c="4"/><text:tab/>Type<text:span text:style-name="T71">N</text:span><text:span text:style-name="T14">ame </text:span>: <text:span text:style-name="T71">V</text:span>ar<text:span text:style-name="T71">N</text:span>ame = initval </text:p>
      <text:p text:style-name="P55"/>
      <text:p text:style-name="P55"><text:s/><text:span text:style-name="T71">Expanded </text:span><text:span text:style-name="T81">(multiple) </text:span><text:span text:style-name="T71">var declaration:</text:span></text:p>
      <text:p text:style-name="P55"/>
      <text:p text:style-name="P56"><text:s text:c="4"/><text:tab/>Type<text:span text:style-name="T71">N</text:span><text:span text:style-name="T14">ame </text:span>: <text:span text:style-name="T71">V</text:span>ar<text:span text:style-name="T71">N</text:span>ame = initval <text:span text:style-name="T71">[Varname2 = initval2]</text:span></text:p>
      <text:p text:style-name="P56"/>
      <text:p text:style-name="P57">Declaration terminates at the end of line or <text:span text:style-name="T72">terminated by</text:span> a semi-colon;</text:p>
      <text:p text:style-name="P57"/>
      <text:p text:style-name="P64"><text:s text:c="4"/><text:tab/>Type<text:span text:style-name="T71">N</text:span><text:span text:style-name="T14">ame </text:span>: <text:span text:style-name="T71">V</text:span>ar<text:span text:style-name="T71">N</text:span>ame = initval <text:s/></text:p>
      <text:p text:style-name="P58"><text:tab/>TypeName3 Varname3 = initval3</text:p>
      <text:p text:style-name="P64"><text:s text:c="4"/><text:tab/>Type<text:span text:style-name="T71">N</text:span><text:span text:style-name="T14">ame </text:span>: <text:span text:style-name="T71">V</text:span>ar<text:span text:style-name="T71">N</text:span>ame = initval ; <text:span text:style-name="T71">TypeName3 Varname3 = initval3</text:span></text:p>
      <text:p text:style-name="P64"/>
      <text:h text:style-name="Heading_20_4" text:outline-level="4"><text:bookmark-start text:name="__RefHeading___Toc1452_4109188922"/><text:span text:style-name="T25">Builtin T</text:span>ypes:<text:bookmark-end text:name="__RefHeading___Toc1452_4109188922"/></text:h>
      <text:p text:style-name="Standard"><text:tab/>u8 u16 u32 u64 <text:s/><text:span text:style-name="T67">u128</text:span> <text:s text:c="5"/><text:tab/><text:tab/>Unsigned integers <text:span text:style-name="T74">(8 / 16 /32 …. bits) </text:span><text:span text:style-name="T83">U or u accepted</text:span></text:p>
      <text:p text:style-name="P59"><text:s text:c="4"/><text:tab/>s8 s16 s32 <text:s/>s64 <text:s/><text:span text:style-name="T67">s128</text:span> <text:s text:c="2"/><text:tab/><text:tab/>Signed integers <text:span text:style-name="T74">(8 / 16 /32 …. bits) </text:span><text:span text:style-name="T83">S or s accepted</text:span></text:p>
      <text:p text:style-name="Standard"><text:s text:c="4"/><text:tab/>single double quad <text:span text:style-name="T82">extended</text:span><text:tab/><text:tab/>Floating point types <text:span text:style-name="T73">(with of 1, 2, 4 …. floats) </text:span></text:p>
      <text:p text:style-name="P79"><text:tab/><text:span text:style-name="T87">arr<text:tab/><text:tab/><text:tab/><text:tab/><text:tab/>Compound bytes like strings and buffers</text:span></text:p>
      <text:p text:style-name="P79"><text:tab/><text:span text:style-name="T87">struct<text:tab/><text:tab/><text:tab/><text:tab/><text:tab/>Structured data</text:span></text:p>
      <text:p text:style-name="P79"><text:span text:style-name="T46"><text:tab/>function<text:tab/><text:tab/><text:tab/><text:tab/></text:span><text:span text:style-name="T74">Pointer to </text:span><text:span text:style-name="T75">a </text:span><text:span text:style-name="T74">function </text:span></text:p>
      <text:p text:style-name="P64"><text:span text:style-name="T46"><text:tab/>* </text:span><text:span text:style-name="T82">p</text:span><text:span text:style-name="T46">ointer <text:tab/><text:tab/><text:tab/><text:tab/></text:span><text:span text:style-name="T68">P</text:span><text:span text:style-name="T46">ointer to </text:span><text:span text:style-name="T75">a </text:span><text:span text:style-name="T46">variable<text:tab/><text:tab/></text:span></text:p>
      <text:p text:style-name="P64"><text:span text:style-name="T46"><text:tab/></text:span><text:span text:style-name="T81">&amp;</text:span><text:span text:style-name="T46"> </text:span><text:span text:style-name="T82">v</text:span><text:span text:style-name="T81">arname</text:span><text:span text:style-name="T46"> <text:tab/><text:tab/><text:tab/><text:tab/></text:span><text:span text:style-name="T81">De-reference </text:span><text:span text:style-name="T75">a </text:span><text:span text:style-name="T46">variable<text:tab/><text:tab/></text:span></text:p>
      <text:h text:style-name="Heading_20_4" text:outline-level="4"><text:bookmark-start text:name="__RefHeading___Toc2480_2906867490"/>Initializers:<text:bookmark-end text:name="__RefHeading___Toc2480_2906867490"/></text:h>
      <text:p text:style-name="Standard"><text:tab/><text:span text:style-name="T83">Integer initializers<text:tab/><text:tab/><text:tab/></text:span></text:p>
      <text:p text:style-name="Standard"><text:tab/><text:tab/>Decimal number<text:tab/><text:tab/><text:tab/>12345<text:tab/></text:p>
      <text:p text:style-name="Standard"><text:tab/><text:tab/>Hexadecimal<text:tab/><text:tab/><text:tab/><text:tab/>0xabcd123 (0X also accepted)</text:p>
      <text:p text:style-name="Standard"><text:tab/><text:tab/><text:span text:style-name="T83">Binary<text:tab/><text:tab/><text:tab/><text:tab/><text:tab/>0y01010</text:span></text:p>
      <text:p text:style-name="Standard"><text:tab/><text:tab/><text:span text:style-name="T83">Octal<text:tab/><text:tab/><text:tab/><text:tab/><text:tab/>0o4567</text:span></text:p>
      <text:p text:style-name="Standard"><text:tab/><text:span text:style-name="T83">Float initializers</text:span></text:p>
      <text:p text:style-name="P79"><text:tab/><text:tab/><text:span text:style-name="T87">Float<text:tab/><text:tab/><text:tab/><text:tab/><text:tab/>0.1, .1, </text:span></text:p>
      <text:p text:style-name="P79"><text:span text:style-name="T87"><text:tab/><text:tab/>Extended (exponential) Float<text:tab/><text:tab/>12e3, 23E5</text:span></text:p>
      <text:p text:style-name="Standard"><text:tab/><text:span text:style-name="T88">Compound initializers</text:span></text:p>
      <text:p text:style-name="Standard"><text:tab/><text:tab/><text:span text:style-name="T88">arr <text:tab/><text:tab/><text:tab/><text:tab/><text:tab/>“Hello World”</text:span></text:p>
      <text:p text:style-name="Standard"><text:tab/><text:tab/><text:span text:style-name="T88">struct<text:tab/><text:tab/><text:tab/><text:tab/><text:tab/>1, 2, 3, 4, </text:span><text:span text:style-name="T89">varx, </text:span><text:span text:style-name="T88">“hello”</text:span></text:p>
      <text:h text:style-name="P76" text:outline-level="4"><text:bookmark-start text:name="__RefHeading___Toc1454_4109188922"/>Custom types:<text:bookmark-end text:name="__RefHeading___Toc1454_4109188922"/></text:h>
      <text:p text:style-name="P13"><text:s text:c="3"/><text:tab/><text:span text:style-name="T54">t</text:span><text:span text:style-name="T3">ype</text:span> <text:span text:style-name="T76">T</text:span><text:span text:style-name="T15">ype</text:span><text:span text:style-name="T76">N</text:span><text:span text:style-name="T15">ame </text:span><text:span text:style-name="T16">{ </text:span><text:span text:style-name="T47">other_</text:span><text:span text:style-name="T16">type_name:</text:span>var_name1 .... <text:span text:style-name="T16">}</text:span></text:p>
      <text:p text:style-name="P13"/>
      <text:h text:style-name="P77" text:outline-level="4"><text:bookmark-start text:name="__RefHeading___Toc1456_4109188922"/>Aggregates:<text:bookmark-end text:name="__RefHeading___Toc1456_4109188922"/></text:h>
      <text:p text:style-name="P10"><text:s text:c="3"/><text:tab/><text:span text:style-name="T54">aggr </text:span><text:span text:style-name="T17">type_name : var_name </text:span><text:span text:style-name="T54">[ member </text:span><text:span text:style-name="T17">= val </text:span><text:span text:style-name="T54">]</text:span><text:span text:style-name="T17"> </text:span></text:p>
      <text:h text:style-name="Heading_20_4" text:outline-level="4" text:is-list-header="true"><text:bookmark-start text:name="__RefHeading___Toc1458_4109188922"/><text:soft-page-break/>Data attributes:<text:bookmark-end text:name="__RefHeading___Toc1458_4109188922"/></text:h>
      <text:p text:style-name="P34"><text:s text:c="4"/><text:tab/>constant </text:p>
      <text:p text:style-name="P34"><text:tab/>volatile </text:p>
      <text:p text:style-name="P34"><text:tab/>static </text:p>
      <text:p text:style-name="P34"><text:tab/>external </text:p>
      <text:p text:style-name="P34"/>
      <text:h text:style-name="Heading_20_3" text:outline-level="3"><text:bookmark-start text:name="__RefHeading___Toc1462_4109188922"/>Constant Strings:<text:bookmark-end text:name="__RefHeading___Toc1462_4109188922"/></text:h>
      <text:p text:style-name="Standard"><text:s text:c="6"/>Between " and " <text:span text:style-name="T25">and <text:s/>/</text:span>or <text:s/>between ' and ' <text:span text:style-name="T31">characters</text:span>; <text:s/><text:span text:style-name="T31">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5">The escapes are </text:span><text:span text:style-name="T84">expanded to their string counterpart.</text:span></text:p>
      <text:p text:style-name="Standard"/>
      <text:p text:style-name="P22"><text:s text:c="8"/><text:tab/>\" \' </text:p>
      <text:p text:style-name="P22"><text:span text:style-name="T30"><text:tab/>\</text:span>r \n \a \t \b \v \f \e </text:p>
      <text:p text:style-name="P22"><text:tab/>\? \\ </text:p>
      <text:p text:style-name="Standard"/>
      <text:p text:style-name="Standard"><text:s text:c="8"/>\xXX \uUUUU</text:p>
      <text:p text:style-name="Standard"><text:s text:c="8"/>hex <text:s text:c="3"/>unicode</text:p>
      <text:h text:style-name="P69" text:outline-level="2"/>
      <text:h text:style-name="P70" text:outline-level="2"><text:bookmark-start text:name="__RefHeading___Toc1466_4109188922"/>Functions:<text:bookmark-end text:name="__RefHeading___Toc1466_4109188922"/></text:h>
      <text:p text:style-name="P33"><text:s text:c="4"/>func funcname () { <text:span text:style-name="T18">func</text:span><text:span text:style-name="T45">tion </text:span><text:span text:style-name="T18">body</text:span> }</text:p>
      <text:p text:style-name="P33"><text:s text:c="4"/>func funcname ( arg_declarelist ) { <text:span text:style-name="T18">func</text:span><text:span text:style-name="T45">tion </text:span><text:span text:style-name="T18">body</text:span> }</text:p>
      <text:p text:style-name="Standard"/>
      <text:p text:style-name="Standard"><text:s text:c="8"/>arg_declerelist:</text:p>
      <text:p text:style-name="Standard"><text:s text:c="12"/>type1 : var = init <text:s/><text:span text:style-name="T77">[</text:span>…<text:span text:style-name="T77">]</text:span></text:p>
      <text:p text:style-name="Standard"/>
      <text:p text:style-name="Standard"><text:s text:c="7"/><text:span text:style-name="T18">func</text:span><text:span text:style-name="T45">tion </text:span><text:span text:style-name="T18">body:</text:span></text:p>
      <text:p text:style-name="P33"><text:tab/><text:tab/>enter { <text:span text:style-name="T43">statements</text:span> }</text:p>
      <text:p text:style-name="P33"><text:s text:c="8"/><text:tab/><text:tab/>leave { <text:span text:style-name="T43">statements</text:span> }</text:p>
      <text:p text:style-name="P33"><text:s text:c="8"/><text:tab/><text:tab/><text:span text:style-name="T25">any valid statement</text:span></text:p>
      <text:p text:style-name="Standard"><text:tab/><text:tab/><text:span text:style-name="T25">return retval</text:span></text:p>
      <text:p text:style-name="Standard"/>
      <text:p text:style-name="P39"><text:s text:c="4"/>The enter (clause) is executed on function entry. The leave (clause) is executed on function return. Both are operating in the scope of the function. Declarations are accepted, but the newly declared item is visible only after it appears in the source.</text:p>
      <text:p text:style-name="P39"><text:s/><text:tab/></text:p>
      <text:p text:style-name="P40">Example:</text:p>
      <text:p text:style-name="P38"><text:tab/><text:span text:style-name="T55">func () </text:span></text:p>
      <text:p text:style-name="P39"><text:tab/> <text:s text:c="4"/>{</text:p>
      <text:p text:style-name="P39"><text:tab/><text:tab/><text:span text:style-name="T77">u</text:span>32 : loopx = 0</text:p>
      <text:p text:style-name="P39"><text:tab/><text:tab/>enter { print(“enter”}</text:p>
      <text:p text:style-name="P39"><text:tab/><text:tab/>leave { print(“<text:span text:style-name="T77">leave</text:span>”}</text:p>
      <text:p text:style-name="P39"><text:tab/><text:tab/>print(“function body”)<text:tab/></text:p>
      <text:p text:style-name="P39"><text:tab/> <text:s text:c="3"/><text:span text:style-name="T77">}</text:span></text:p>
      <text:h text:style-name="Heading_20_2" text:outline-level="2"><text:bookmark-start text:name="__RefHeading___Toc2377_471559711"/>Execution control:<text:bookmark-end text:name="__RefHeading___Toc2377_471559711"/></text:h>
      <text:p text:style-name="P39"><text:tab/><text:span text:style-name="T57">Two</text:span> execution control mechanism<text:span text:style-name="T57">s</text:span>: loop <text:span text:style-name="T57">and if</text:span></text:p>
      <text:p text:style-name="P44"><text:tab/>The enter (clause) is executed on function entry. The leave (clause) is executed on function return. </text:p>
      <text:p text:style-name="P44"/>
      <text:p text:style-name="P44"><text:tab/>loop <text:tab/>{ </text:p>
      <text:p text:style-name="P44"><text:span text:style-name="T57"><text:tab/><text:tab/><text:tab/>e</text:span>nter { <text:s/>} leave { <text:span text:style-name="T56"><text:s/></text:span>}</text:p>
      <text:p text:style-name="P41"><text:tab/><text:tab/> <text:tab/><text:span text:style-name="T57">i</text:span>f ( <text:span text:style-name="T57">condition </text:span>)</text:p>
      <text:p text:style-name="P42"><text:tab/><text:tab/><text:tab/><text:tab/><text:span text:style-name="T57">break</text:span></text:p>
      <text:p text:style-name="P42"><text:tab/><text:tab/>}</text:p>
      <text:p text:style-name="P42"/>
      <text:p text:style-name="P45"><text:tab/>if ( condition 1 ) { <text:span text:style-name="T77">code block</text:span> }</text:p>
      <text:p text:style-name="P47"><text:tab/>elif ( condition 2 ) { <text:span text:style-name="T77">code block</text:span> }</text:p>
      <text:p text:style-name="P47"><text:tab/>else {<text:span text:style-name="T77">code block</text:span> }</text:p>
      <text:p text:style-name="P45"/>
      <text:p text:style-name="P45">Example loop:</text:p>
      <text:p text:style-name="P42"><text:tab/>loop <text:tab/>{ </text:p>
      <text:p text:style-name="P42"><text:tab/><text:tab/>enter { u32:count = 0 }</text:p>
      <text:p text:style-name="P42"><text:tab/><text:tab/>leave { <text:span text:style-name="T56">print(“Counted”, </text:span>count <text:span text:style-name="T56">) </text:span>}</text:p>
      <text:p text:style-name="P42"><text:tab/><text:tab/></text:p>
      <text:p text:style-name="P42"><text:tab/><text:tab/>print (“Counter: ”, count); </text:p>
      <text:p text:style-name="P42"><text:soft-page-break/><text:tab/><text:tab/>if (count &gt; 10)</text:p>
      <text:p text:style-name="P42"><text:tab/><text:tab/><text:tab/>break</text:p>
      <text:p text:style-name="P42"><text:tab/><text:tab/>count += 1</text:p>
      <text:p text:style-name="P42"><text:tab/><text:tab/>}</text:p>
      <text:p text:style-name="P43"><text:tab/>}</text:p>
      <text:p text:style-name="P46"><text:tab/></text:p>
      <text:p text:style-name="P45"><text:tab/>Example if:</text:p>
      <text:p text:style-name="P45"><text:tab/><text:tab/>if ( item &gt; 2 ) { print(“more than 2”<text:span text:style-name="T58">)</text:span> <text:s/>}</text:p>
      <text:p text:style-name="P45"><text:tab/><text:tab/>elif ( item &gt; 1 ) { print(“more than 1”<text:span text:style-name="T58">)</text:span> <text:s/>}</text:p>
      <text:p text:style-name="P45"><text:tab/><text:tab/>else { print(“not more than 1”<text:span text:style-name="T58">)</text:span> }</text:p>
      <text:p text:style-name="P45"/>
      <text:p text:style-name="Standard"><text:s text:c="8"/>// ?? TODO ??</text:p>
      <text:h text:style-name="Heading_20_3" text:outline-level="3"><text:bookmark-start text:name="__RefHeading___Toc2379_471559711"/>Function calls:<text:bookmark-end text:name="__RefHeading___Toc2379_471559711"/></text:h>
      <text:p text:style-name="Standard"><text:s text:c="8"/><text:tab/><text:span text:style-name="T78">Maximum </text:span>six arguments, loaded into ax bx .. si, di</text:p>
      <text:p text:style-name="Standard"><text:s text:c="8"/><text:tab/><text:span text:style-name="T78">Register widths;</text:span> <text:s text:c="3"/>(al-&gt;8 bit -- ax-&gt;16 bit -- eax-&gt;32 bit)</text:p>
      <text:p text:style-name="P60"><text:s text:c="8"/><text:tab/>Stack is not changed by the args. </text:p>
      <text:p text:style-name="P60"><text:tab/>Optional args are not set.</text:p>
      <text:p text:style-name="Standard"/>
      <text:p text:style-name="P48"><text:s text:c="5"/>Function body may contain all elements that are permitted outside o<text:span text:style-name="T59">f</text:span> <text:span text:style-name="T78">the </text:span>function, <text:span text:style-name="T61">including </text:span><text:span text:style-name="T59"><text:s/></text:span><text:span text:style-name="T60">enter </text:span><text:span text:style-name="T61">clause </text:span><text:span text:style-name="T60">and leave clause,</text:span><text:span text:style-name="T59"> </text:span><text:span text:style-name="T61">p</text:span><text:span text:style-name="T59">lus</text:span> the return statement, </text:p>
      <text:p text:style-name="Standard"/>
      <text:p text:style-name="P60"><text:s text:c="4"/><text:span text:style-name="T26">Global </text:span><text:span text:style-name="T62">variables</text:span> are allocated and initialized. <text:span text:style-name="T60">U</text:span>ninitialized vars are <text:span text:style-name="T78">not allowed. </text:span><text:span text:style-name="T26">Lo</text:span>cal variables are assigned on the stack. <text:s/><text:span text:style-name="T26">E</text:span>xpression temporaries are on the stack <text:span text:style-name="T60">as well.</text:span></text:p>
      <text:p text:style-name="P49"/>
      <text:p text:style-name="P49"><text:s text:c="3"/>Return value is delivered in rax. <text:s/>(al, <text:span text:style-name="T63">ax, </text:span>eax, rax); <text:s/>If the <text:s/>function does not specify a return a value, zero is returned <text:span text:style-name="T63">in rax</text:span>.</text:p>
      <text:p text:style-name="P50"/>
      <text:p text:style-name="P50"><text:s text:c="3"/>Because the function calls do not change the stack, functions ca<text:span text:style-name="T27">n </text:span>be called without a prototype. The function itself <text:span text:style-name="T78">automatically r</text:span>estore<text:span text:style-name="T78">s</text:span> the stack allocated during execution.</text:p>
      <text:p text:style-name="P50"/>
      <text:p text:style-name="P50"><text:s text:c="4"/><text:tab/><text:span text:style-name="T27">func </text:span>funcname ( arg declarelist )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8">from</text:span> the free store. <text:span text:style-name="T29">(</text:span> initialized or uninitialized <text:span text:style-name="T29">)</text:span></text:p>
      <text:p text:style-name="Standard"/>
      <text:h text:style-name="Heading_20_3" text:outline-level="3"><text:bookmark-start text:name="__RefHeading___Toc1470_4109188922"/>Exceptions:<text:bookmark-end text:name="__RefHeading___Toc1470_4109188922"/></text:h>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64">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P61"><text:s text:c="4"/>Expressions are <text:span text:style-name="T79">always </text:span>evaluated <text:span text:style-name="T79">lef to right. </text:span>New operators are introduced, and the order of precedence follows industrial conventions. The operators are obeying the signed / unsigned interpretation of variables, in case the operator sign-nesses are in conflict, the compiler reports an error.</text:p>
      <text:h text:style-name="Heading_20_3" text:outline-level="3"><text:bookmark-start text:name="__RefHeading___Toc1474_4109188922"/><text:soft-page-break/>Type conversions:<text:bookmark-end text:name="__RefHeading___Toc1474_4109188922"/></text:h>
      <text:p text:style-name="Standard"><text:s text:c="8"/>Casting not required upwards, to larger storage size. Size promotion is automatic.</text:p>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p text:style-name="Standard"/>
      <text:h text:style-name="Heading_20_2" text:outline-level="2"><text:bookmark-start text:name="__RefHeading___Toc2381_471559711"/>Operators:<text:bookmark-end text:name="__RefHeading___Toc2381_471559711"/></text:h>
      <text:p text:style-name="P51"><text:tab/><text:span text:style-name="T70">P</text:span><text:span text:style-name="Strong_20_Emphasis"><text:span text:style-name="T2">UMAS </text:span></text:span><text:span text:style-name="Strong_20_Emphasis"><text:span text:style-name="T8">aRE</text:span></text:span><text:span text:style-name="Strong_20_Emphasis"><text:span text:style-name="T2"> BLAC</text:span></text:span><text:span text:style-name="Strong_20_Emphasis"><text:span text:style-name="T7">k <text:s/>-- </text:span></text:span><text:span text:style-name="Strong_20_Emphasis"><text:span text:style-name="T8">w</text:span></text:span>here: </text:p>
      <text:p text:style-name="P63"><text:tab/>P = Postfix, U = Unary, M = Multiplicative, A = Additive, S = Shift, </text:p>
      <text:p text:style-name="P63"><text:span text:style-name="T80"><text:tab/>R </text:span>= <text:span text:style-name="T80">Comparative </text:span>E = Equality, B = Bitwise, L = Logical, A = Assignment and C = Comma</text:p>
      <text:p text:style-name="P51"/>
      <text:p text:style-name="P51"><text:tab/><text:span text:style-name="T71">All operatords are left to right. Notably, assignment is turned into a ‘put’ operation. For instance: 12 =&gt; varx ; is assigning the value of 12 to variable name varx; </text:span></text:p>
      <text:p text:style-name="P51"/>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text:span text:style-name="Strong_20_Emphasis"><text:span text:style-name="T2">Precedence </text:span></text:span></text:p>
            </table:table-cell>
            <table:table-cell table:style-name="Table3.A1" office:value-type="string">
              <text:p text:style-name="P7"><text:span text:style-name="Strong_20_Emphasis"><text:span text:style-name="T2">Operator </text:span></text:span></text:p>
            </table:table-cell>
            <table:table-cell table:style-name="Table3.A1" office:value-type="string">
              <text:p text:style-name="P7"><text:span text:style-name="Strong_20_Emphasis"><text:span text:style-name="T6">Short </text:span></text:span><text:span text:style-name="Strong_20_Emphasis"><text:span text:style-name="T2">Description</text:span></text:span></text:p>
            </table:table-cell>
          </table:table-row>
        </table:table-header-rows>
        <table:table-row>
          <table:table-cell table:style-name="Table3.A1" table:number-rows-spanned="5" office:value-type="string">
            <text:p text:style-name="P5">1</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Parentheses (function call)</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Array Subscript (Square Brackets)</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ot Operator</text:p>
          </table:table-cell>
        </table:table-row>
        <table:table-row>
          <table:covered-table-cell table:style-name="Table3.A1"/>
          <table:table-cell table:style-name="Table3.A1" office:value-type="string">
            <text:p text:style-name="P5"><text:span text:style-name="Strong_20_Emphasis"><text:span text:style-name="T2">-&gt;</text:span></text:span></text:p>
          </table:table-cell>
          <table:table-cell table:style-name="Table3.A1" office:value-type="string">
            <text:p text:style-name="P6">Structure Pointer Operator</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Postfix increment, decrement</text:p>
          </table:table-cell>
        </table:table-row>
        <table:table-row>
          <table:table-cell table:style-name="Table3.A1" table:number-rows-spanned="7" office:value-type="string">
            <text:p text:style-name="P5">2</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Prefix increment, decrement</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Unary plus, minus</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Logical NOT,  Bitwise complement</text:p>
          </table:table-cell>
        </table:table-row>
        <table:table-row>
          <table:covered-table-cell table:style-name="Table3.A1"/>
          <table:table-cell table:style-name="Table3.A1" office:value-type="string">
            <text:p text:style-name="P6"><text:span text:style-name="Strong_20_Emphasis"><text:span text:style-name="T2">(type)</text:span></text:span></text:p>
          </table:table-cell>
          <table:table-cell table:style-name="Table3.A1" office:value-type="string">
            <text:p text:style-name="P6">Cast Operator</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ereference Operator</text:p>
          </table:table-cell>
        </table:table-row>
        <table:table-row>
          <table:covered-table-cell table:style-name="Table3.A1"/>
          <table:table-cell table:style-name="Table3.A1" office:value-type="string">
            <text:p text:style-name="P5"><text:span text:style-name="Strong_20_Emphasis"><text:span text:style-name="T2">&amp;</text:span></text:span></text:p>
          </table:table-cell>
          <table:table-cell table:style-name="Table3.A1" office:value-type="string">
            <text:p text:style-name="P6">Addressof Operator</text:p>
          </table:table-cell>
        </table:table-row>
        <table:table-row>
          <table:covered-table-cell table:style-name="Table3.A1"/>
          <table:table-cell table:style-name="Table3.A1" office:value-type="string">
            <text:p text:style-name="P6"><text:span text:style-name="Strong_20_Emphasis"><text:span text:style-name="T2">sizeof</text:span></text:span></text:p>
          </table:table-cell>
          <table:table-cell table:style-name="Table3.A1" office:value-type="string">
            <text:p text:style-name="P6">Determine size in bytes</text:p>
          </table:table-cell>
        </table:table-row>
        <table:table-row>
          <table:table-cell table:style-name="Table3.A1" office:value-type="string">
            <text:p text:style-name="P5">3</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Multiplication, division, modulus</text:p>
          </table:table-cell>
        </table:table-row>
        <table:table-row>
          <table:table-cell table:style-name="Table3.A1" office:value-type="string">
            <text:p text:style-name="P5">4</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Addition, subtraction</text:p>
          </table:table-cell>
        </table:table-row>
        <table:table-row>
          <table:table-cell table:style-name="Table3.A1" office:value-type="string">
            <text:p text:style-name="P5">5</text:p>
          </table:table-cell>
          <table:table-cell table:style-name="Table3.A1" office:value-type="string">
            <text:p text:style-name="P5"><text:span text:style-name="Strong_20_Emphasis"><text:span text:style-name="T2">&lt;&lt; , &gt;&gt;</text:span></text:span></text:p>
          </table:table-cell>
          <table:table-cell table:style-name="Table3.A1" office:value-type="string">
            <text:p text:style-name="P6">Bitwise shift left, Bitwise shift right</text:p>
          </table:table-cell>
        </table:table-row>
        <table:table-row>
          <table:table-cell table:style-name="Table3.A1" table:number-rows-spanned="2" office:value-type="string">
            <text:p text:style-name="P5">6</text:p>
          </table:table-cell>
          <table:table-cell table:style-name="Table3.A1" office:value-type="string">
            <text:p text:style-name="P5"><text:span text:style-name="Strong_20_Emphasis"><text:span text:style-name="T2">&lt; , &lt;=</text:span></text:span></text:p>
          </table:table-cell>
          <table:table-cell table:style-name="Table3.A1" office:value-type="string">
            <text:p text:style-name="P6">Relational less than, less than or equal to</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Relational greater than, greater than or equal to</text:p>
          </table:table-cell>
        </table:table-row>
        <table:table-row>
          <table:table-cell table:style-name="Table3.A1" office:value-type="string">
            <text:p text:style-name="P5">7</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Relational is equal to, is not equal to</text:p>
          </table:table-cell>
        </table:table-row>
        <table:table-row>
          <table:table-cell table:style-name="Table3.A1" office:value-type="string">
            <text:p text:style-name="P5">8</text:p>
          </table:table-cell>
          <table:table-cell table:style-name="Table3.A1" office:value-type="string">
            <text:p text:style-name="P5"><text:span text:style-name="Strong_20_Emphasis"><text:span text:style-name="T2">&amp;</text:span></text:span></text:p>
          </table:table-cell>
          <table:table-cell table:style-name="Table3.A1" office:value-type="string">
            <text:p text:style-name="P6">Bitwise AND</text:p>
          </table:table-cell>
        </table:table-row>
        <table:table-row>
          <table:table-cell table:style-name="Table3.A1" office:value-type="string">
            <text:p text:style-name="P5">9</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exclusive OR</text:p>
          </table:table-cell>
        </table:table-row>
        <table:table-row>
          <table:table-cell table:style-name="Table3.A1" office:value-type="string">
            <text:p text:style-name="P5">10</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inclusive OR</text:p>
          </table:table-cell>
        </table:table-row>
        <table:table-row>
          <table:table-cell table:style-name="Table3.A1" office:value-type="string">
            <text:p text:style-name="P5">11</text:p>
          </table:table-cell>
          <table:table-cell table:style-name="Table3.A1" office:value-type="string">
            <text:p text:style-name="P5"><text:span text:style-name="Strong_20_Emphasis"><text:span text:style-name="T2">&amp;&amp;</text:span></text:span></text:p>
          </table:table-cell>
          <table:table-cell table:style-name="Table3.A1" office:value-type="string">
            <text:p text:style-name="P6">Logical AND</text:p>
          </table:table-cell>
        </table:table-row>
        <table:table-row>
          <table:table-cell table:style-name="Table3.A1" office:value-type="string">
            <text:p text:style-name="P5">12</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Logical OR</text:p>
          </table:table-cell>
        </table:table-row>
        <table:table-row>
          <table:table-cell table:style-name="Table3.A1" table:number-rows-spanned="6" office:value-type="string">
            <text:p text:style-name="P5">1<text:span text:style-name="T71">3</text:span></text:p>
          </table:table-cell>
          <table:table-cell table:style-name="Table3.A1" office:value-type="string">
            <text:p text:style-name="P5"><text:span text:style-name="Strong_20_Emphasis"><text:span text:style-name="T2">=&gt;</text:span></text:span></text:p>
          </table:table-cell>
          <table:table-cell table:style-name="Table3.A1" office:value-type="string">
            <text:p text:style-name="P6">Assignment</text:p>
          </table:table-cell>
        </table:table-row>
        <table:table-row>
          <table:covered-table-cell table:style-name="Table3.A1"/>
          <table:table-cell table:style-name="Table3.A1" office:value-type="string">
            <text:p text:style-name="P5"><text:span text:style-name="Strong_20_Emphasis"><text:span text:style-name="T2">+=&gt;, <text:s/>-=&gt;</text:span></text:span></text:p>
          </table:table-cell>
          <table:table-cell table:style-name="Table3.A1" office:value-type="string">
            <text:p text:style-name="P6">Addition, subtraction assignment</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Multiplication, division assignment</text:p>
          </table:table-cell>
        </table:table-row>
        <table:table-row>
          <table:covered-table-cell table:style-name="Table3.A1"/>
          <table:table-cell table:style-name="Table3.A1" office:value-type="string">
            <text:p text:style-name="P5"><text:span text:style-name="Strong_20_Emphasis"><text:span text:style-name="T2">%=&gt; , &amp;=&gt;</text:span></text:span></text:p>
          </table:table-cell>
          <table:table-cell table:style-name="Table3.A1" office:value-type="string">
            <text:p text:style-name="P6">Modulus, bitwise AND assignment</text:p>
          </table:table-cell>
        </table:table-row>
        <table:table-row>
          <table:covered-table-cell table:style-name="Table3.A1"/>
          <table:table-cell table:style-name="Table3.A1" office:value-type="string">
            <text:p text:style-name="P5"><text:span text:style-name="Strong_20_Emphasis"><text:span text:style-name="T2">^= &gt;, |=&gt;</text:span></text:span></text:p>
          </table:table-cell>
          <table:table-cell table:style-name="Table3.A1" office:value-type="string">
            <text:p text:style-name="P6">Bitwise exclusive, inclusive OR assignment</text:p>
          </table:table-cell>
        </table:table-row>
        <table:table-row>
          <table:covered-table-cell table:style-name="Table3.A1"/>
          <table:table-cell table:style-name="Table3.A1" office:value-type="string">
            <text:p text:style-name="P5"><text:span text:style-name="Strong_20_Emphasis"><text:span text:style-name="T2">&lt;&lt;=&gt;, &gt;&gt;=&gt;</text:span></text:span></text:p>
          </table:table-cell>
          <table:table-cell table:style-name="Table3.A1" office:value-type="string">
            <text:p text:style-name="P6">Bitwise shift left, right assignment</text:p>
          </table:table-cell>
        </table:table-row>
        <table:table-row>
          <table:table-cell table:style-name="Table3.A1" office:value-type="string">
            <text:p text:style-name="P5">15</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comma (expression separator)</text:p>
          </table:table-cell>
        </table:table-row>
      </table:table>
      <text:p text:style-name="P51"/>
      <text:p text:style-name="Standard"><text:s text:c="8"/>( .. ) <text:s text:c="3"/>give precedence to expression in braces</text:p>
      <text:p text:style-name="Standard"/>
      <text:p text:style-name="P62"><text:soft-page-break/>Unary</text:p>
      <text:p text:style-name="P53"><text:tab/><text:span text:style-name="T69">Arithmetic</text:span></text:p>
      <text:p text:style-name="P53"><text:tab/><text:span text:style-name="T69">Logical</text:span></text:p>
      <text:p text:style-name="P53"><text:tab/><text:span text:style-name="T69">Bit wise</text:span></text:p>
      <text:p text:style-name="P53"/>
      <text:h text:style-name="Heading_20_3" text:outline-level="3"><text:bookmark-start text:name="__RefHeading___Toc1478_4109188922"/>Unary <text:span text:style-name="T32">operators</text:span>:<text:bookmark-end text:name="__RefHeading___Toc1478_4109188922"/></text:h>
      <text:p text:style-name="Standard"/>
      <text:p text:style-name="Standard"><text:s text:c="8"/><text:tab/>!<text:tab/> <text:s text:c="7"/><text:tab/><text:span text:style-name="T40">N</text:span>ot bit-wise</text:p>
      <text:p text:style-name="Standard"><text:s text:c="9"/><text:tab/>!! <text:s text:c="7"/><text:tab/><text:tab/><text:span text:style-name="T40">N</text:span>ot logical</text:p>
      <text:p text:style-name="Standard"><text:s text:c="8"/><text:tab/>&amp; <text:s text:c="9"/><text:tab/><text:span text:style-name="T40">A</text:span>ddress of</text:p>
      <text:p text:style-name="Standard"><text:s text:c="8"/><text:tab/>*<text:tab/> <text:s text:c="7"/><text:tab/><text:span text:style-name="T40">Deference</text:span> of</text:p>
      <text:p text:style-name="Standard"><text:s text:c="8"/><text:tab/>- <text:s text:c="9"/><text:tab/><text:tab/><text:span text:style-name="T40">U</text:span>nary minus</text:p>
      <text:p text:style-name="Standard"><text:s text:c="8"/><text:tab/>^ <text:s text:c="9"/><text:tab/><text:span text:style-name="T40">P</text:span>ower of</text:p>
      <text:p text:style-name="Standard"><text:s text:c="8"/><text:tab/>++ <text:s text:c="7"/><text:tab/><text:span text:style-name="T40">I</text:span>ncrement (?? pre only)</text:p>
      <text:p text:style-name="Standard"><text:s text:c="8"/><text:tab/>-- <text:s text:c="7"/><text:tab/><text:tab/><text:span text:style-name="T40">Decrement</text:span> (?? pre only)</text:p>
      <text:h text:style-name="Heading_20_3" text:outline-level="3"><text:bookmark-start text:name="__RefHeading___Toc1480_4109188922"/>Binary <text:span text:style-name="T32">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 text:c="8"/><text:tab/>/% <text:s/><text:tab/><text:tab/>int divide</text:p>
      <text:p text:style-name="Standard"><text:s text:c="8"/><text:tab/>% <text:s text:c="5"/><text:tab/><text:tab/>modulus</text:p>
      <text:p text:style-name="Standard"><text:s text:c="8"/><text:tab/>+ <text:s text:c="5"/><text:tab/><text:tab/>addition</text:p>
      <text:p text:style-name="P29"><text:s text:c="8"/><text:tab/>- <text:s text:c="6"/><text:tab/><text:tab/>subtra<text:span text:style-name="T39">c</text:span>tion</text:p>
      <text:h text:style-name="P74" text:outline-level="3"><text:bookmark-start text:name="__RefHeading___Toc1486_4109188922"/>Binary <text:span text:style-name="T38">B</text:span>it wise operators:<text:bookmark-end text:name="__RefHeading___Toc1486_4109188922"/></text:h>
      <text:p text:style-name="Standard"><text:s text:c="5"/><text:tab/>&amp; <text:s text:c="6"/><text:tab/><text:tab/><text:span text:style-name="T38">Bit wise A</text:span>nd</text:p>
      <text:p text:style-name="P28"><text:s text:c="8"/><text:tab/>| <text:s text:c="6"/><text:tab/><text:tab/><text:span text:style-name="T38">Bit wise O</text:span>r</text:p>
      <text:p text:style-name="P28"><text:s text:c="8"/><text:tab/>^ <text:s text:c="6"/><text:tab/><text:tab/><text:span text:style-name="T38">Bit wise X</text:span>or</text:p>
      <text:p text:style-name="P54"><text:s text:c="8"/><text:tab/>&gt;&gt; <text:s text:c="4"/><text:tab/><text:tab/><text:span text:style-name="T38">Bit wise </text:span><text:span text:style-name="T41">S</text:span>hift right</text:p>
      <text:p text:style-name="P54"><text:s text:c="8"/><text:tab/>&lt;&lt; <text:s text:c="4"/><text:tab/><text:tab/><text:span text:style-name="T38">Bit wise </text:span><text:span text:style-name="T41">S</text:span>hift left</text:p>
      <text:p text:style-name="P54"><text:tab/>&lt;&lt;&lt; <text:s/><text:tab/><text:tab/><text:span text:style-name="T38">Bit wise </text:span><text:span text:style-name="T41">R</text:span>otate left</text:p>
      <text:p text:style-name="P28"><text:s text:c="8"/><text:tab/>&gt;&gt;&gt; <text:s/><text:tab/><text:tab/><text:span text:style-name="T38">Bit wise </text:span><text:span text:style-name="T41">R</text:span>otate right</text:p>
      <text:h text:style-name="P75" text:outline-level="3"><text:bookmark-start text:name="__RefHeading___Toc1555_791284443"/><text:span text:style-name="T37">Binary </text:span>Logic<text:span text:style-name="T37">al</text:span> operators:<text:bookmark-end text:name="__RefHeading___Toc1555_791284443"/></text:h>
      <text:p text:style-name="P52"><text:s/><text:tab/>&amp;&amp;<text:tab/><text:tab/><text:span text:style-name="T36">And</text:span></text:p>
      <text:p text:style-name="P52"><text:tab/>| |<text:tab/><text:tab/><text:span text:style-name="T36">OR</text:span></text:p>
      <text:p text:style-name="P52"><text:tab/><text:span text:style-name="T36">^^<text:tab/><text:tab/></text:span><text:span text:style-name="T37">XOR</text:span></text:p>
      <text:h text:style-name="P75" text:outline-level="3"><text:bookmark-start text:name="__RefHeading___Toc1488_4109188922"/>Conditionals:<text:bookmark-end text:name="__RefHeading___Toc1488_4109188922"/></text:h>
      <text:p text:style-name="Standard"/>
      <text:p text:style-name="Standard"><text:s text:c="8"/>&gt; <text:s text:c="5"/><text:tab/>larger <text:s/><text:span text:style-name="T34">greater </text:span>(left larger then right)</text:p>
      <text:p text:style-name="Standard"><text:s text:c="8"/>&lt; <text:s text:c="7"/><text:tab/>smaller <text:span text:style-name="T34">less</text:span></text:p>
      <text:p text:style-name="Standard"><text:s text:c="8"/>&gt;= <text:s text:c="6"/><text:tab/>larger <text:span text:style-name="T34">(greater) or </text:span>equal</text:p>
      <text:p text:style-name="Standard"><text:soft-page-break/><text:s text:c="8"/>&lt;= <text:s text:c="6"/><text:tab/>smaller <text:span text:style-name="T34">(less) then or </text:span>equal</text:p>
      <text:p text:style-name="P27"><text:s text:c="8"/>== <text:s text:c="6"/><text:tab/>equal</text:p>
      <text:p text:style-name="P27"><text:s text:c="8"/><text:span text:style-name="T35">=</text:span>== <text:s text:c="6"/><text:tab/><text:span text:style-name="T35">identical</text:span></text:p>
      <text:p text:style-name="P37"><text:s text:c="8"/>!= <text:s text:c="7"/><text:tab/>not equal</text:p>
      <text:p text:style-name="P37"><text:s text:c="8"/>!=<text:span text:style-name="T65">=</text:span> <text:s text:c="7"/><text:tab/>not <text:span text:style-name="T65">identical</text:span></text:p>
      <text:h text:style-name="P78" text:outline-level="4"><text:bookmark-start text:name="__RefHeading___Toc1490_4109188922"/>Assignments:<text:bookmark-end text:name="__RefHeading___Toc1490_4109188922"/></text:h>
      <text:p text:style-name="Standard"/>
      <text:p text:style-name="Standard"><text:s text:c="8"/>= <text:s text:c="7"/>expr</text:p>
      <text:p text:style-name="Standard"><text:s text:c="8"/>= <text:s text:c="7"/>cond</text:p>
      <text:p text:style-name="Standard"><text:s text:c="7"/><text:span text:style-name="T66">=&gt; <text:s text:c="6"/>put into</text:span></text:p>
      <text:p text:style-name="Standard"><text:s text:c="6"/>&lt;<text:span text:style-name="T66">= <text:s text:c="6"/>get from</text:span></text:p>
      <text:h text:style-name="Heading_20_4" text:outline-level="4"><text:bookmark-start text:name="__RefHeading___Toc1492_4109188922"/>Conditional elements:<text:bookmark-end text:name="__RefHeading___Toc1492_4109188922"/></text:h>
      <text:p text:style-name="Standard"><text:s text:c="4"/>If( condition<text:span text:style-name="T43">1 </text:span>)</text:p>
      <text:p text:style-name="Standard"><text:s text:c="8"/>{</text:p>
      <text:p text:style-name="Standard"><text:s text:c="8"/>}</text:p>
      <text:p text:style-name="Standard"><text:s text:c="4"/>elseif( condition2 )</text:p>
      <text:p text:style-name="Standard"><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Looping <text:span text:style-name="T44">statement:</text:span><text:bookmark-end text:name="__RefHeading___Toc1494_4109188922"/></text:h>
      <text:p text:style-name="P32"><text:s text:c="2"/>Looping creates an infinite loop, and break conditions need to be tested. Enter</text:p>
      <text:p text:style-name="P32"><text:s text:c="2"/>clause executes on entry; leave clause executes on exit;</text:p>
      <text:p text:style-name="P32"/>
      <text:p text:style-name="Standard"><text:s text:c="5"/>loop</text:p>
      <text:p text:style-name="Standard"><text:s text:c="9"/>{</text:p>
      <text:p text:style-name="Standard"><text:s text:c="8"/><text:span text:style-name="T43">statements</text:span>;</text:p>
      <text:p text:style-name="P32"><text:s text:c="8"/>enter { <text:span text:style-name="T43">statements</text:span> }</text:p>
      <text:p text:style-name="P32"><text:s text:c="8"/>leave { <text:span text:style-name="T43">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42">(jump within the current function only)</text:span></text:p>
      <text:p text:style-name="Standard"/>
      <text:p text:style-name="P30">Example:</text:p>
      <text:p text:style-name="P30"/>
      <text:p text:style-name="Standard"><text:soft-page-break/><text:s text:c="4"/>goto label</text:p>
      <text:p text:style-name="P31"/>
      <text:p text:style-name="P31">:label:</text:p>
      <text:p text:style-name="P31"><text:s text:c="4"/></text:p>
      <text:p text:style-name="Standard">Additional language features:</text:p>
      <text:p text:style-name="Standard"/>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42">tion</text:span> names are allowed either.</text:p>
      <text:p text:style-name="Standard"/>
      <text:p text:style-name="Standard"><text:s text:c="5"/>No nested functions.</text:p>
      <text:p text:style-name="Standard"/>
      <text:h text:style-name="Heading_20_2" text:outline-level="2"><text:bookmark-start text:name="__RefHeading___Toc1500_4109188922"/><text:s/>Preprocessing:<text:bookmark-end text:name="__RefHeading___Toc1500_4109188922"/></text:h>
      <text:p text:style-name="Standard"/>
      <text:p text:style-name="Standard"><text:s text:c="4"/>Pre - 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
      <text:p text:style-name="Standard"><text:s text:c="4"/>The pre-processor maintains the following vars:</text:p>
      <text:p text:style-name="Standard"/>
      <text:p text:style-name="Preformatted_20_Text"><text:s text:c="8"/>__file__ <text:s/>__line__ <text:s/>__func__</text:p>
      <text:p text:style-name="Preformatted_20_Text"><text:s text:c="8"/>__date__ <text:s text:c="2"/>__time__ <text:s text:c="3"/>(current compile date/time)</text:p>
      <text:p text:style-name="Preformatted_20_Text"/>
      <text:p text:style-name="Standard"><text:s text:c="4"/>Optional variables may be set by a configuration file. (./p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ext:soft-page-break/>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u32</text:p>
      <text:p text:style-name="Standard"><text:s text:c="8"/>s(size) <text:s text:c="9"/>s32</text:p>
      <text:p text:style-name="Standard"><text:s text:c="8"/>p(size) <text:s text:c="9"/>p32</text:p>
      <text:p text:style-name="Standard"><text:s text:c="8"/>Strings: <text:s text:c="8"/>"1234"</text:p>
      <text:p text:style-name="Standard"><text:s text:c="8"/>Identifiers: <text:s text:c="4"/>abcd _abcd 1234</text:p>
      <text:p text:style-name="Standard"><text:soft-page-break/><text:s text:c="8"/>Numbers: <text:s text:c="8"/>0x1234 1234 0y0101</text:p>
      <text:p text:style-name="Standard"><text:s text:c="8"/>Expressions: <text:s text:c="4"/>1234+1234</text:p>
      <text:p text:style-name="Standard"/>
      <text:p text:style-name="Standard"><text:s/>The notion of multipass items.</text:p>
      <text:p text:style-name="Standard"/>
      <text:p text:style-name="Standard"><text:s text:c="4"/>preprocess</text:p>
      <text:p text:style-name="Standard"><text:s text:c="4"/>compile</text:p>
      <text:p text:style-name="Standard"><text:s text:c="4"/>generate assembly</text:p>
      <text:p text:style-name="Standard"><text:s text:c="4"/>assemble</text:p>
      <text:p text:style-name="Standard"><text:s text:c="4"/>link</text:p>
      <text:p text:style-name="Standard"/>
      <text:p text:style-name="Standard"><text:s text:c="4"/>comment extraction -&gt; to create optional interface file</text:p>
      <text:p text:style-name="Standard"/>
      <text:p text:style-name="Standard"># pcomp Compiler studies</text:p>
      <text:p text:style-name="Standard"/>
      <text:p text:style-name="Standard"><text:s text:c="4"/>## pcomp - parallel compiler</text:p>
      <text:p text:style-name="Standard"/>
      <text:p text:style-name="Standard">Types:</text:p>
      <text:p text:style-name="Standard"/>
      <text:p text:style-name="Standard"><text:s text:c="4"/>u8; u16; u32; <text:s text:c="17"/>; Unsigned integers</text:p>
      <text:p text:style-name="Standard"><text:s text:c="4"/>s8; s16; s32; <text:s text:c="17"/>; Signed integers</text:p>
      <text:p text:style-name="Standard"/>
      <text:p text:style-name="Standard"><text:s text:c="4"/>single, <text:s text:c="3"/>double, quad <text:s text:c="8"/>; Floating point IEEE types</text:p>
      <text:p text:style-name="Standard"/>
      <text:p text:style-name="Standard"><text:s text:c="4"/>p8; p16; p32 <text:s text:c="16"/>;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text:p>
      <text:p text:style-name="Standard"/>
      <text:p text:style-name="Standard"><text:s text:c="2"/>Delarations:</text:p>
      <text:p text:style-name="Standard"/>
      <text:p text:style-name="Standard"><text:s text:c="4"/>Declaring a variable is done via:</text:p>
      <text:p text:style-name="Standard"/>
      <text:p text:style-name="Standard"><text:s text:c="8"/>type:name=value</text:p>
      <text:p text:style-name="Standard"/>
      <text:p text:style-name="Standard"><text:s text:c="4"/>A variable has to be declared to be used. Custom types <text:s/>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 <text:s/>Other exceptions set (increment) the appropriate exception variable, <text:s/>(exc<text:span text:style-name="T85">e</text:span>pt) and return without any action. It is the application's responsibility to respond to the exception condition by checking the variable against a saved value.</text:p>
      <text:p text:style-name="Standard"><text:s text:c="8"/>The exception variable is not reset automatically.</text:p>
      <text:p text:style-name="Standard"/>
      <text:p text:style-name="Standard"><text:soft-page-break/><text:s/>Expressions:</text:p>
      <text:p text:style-name="Standard"/>
      <text:p text:style-name="Standard"><text:s text:c="8"/>Expressions are evaluated much like in 'C'. <text:span text:style-name="T85">T</text:span>he order of precedence follows industrial conventions. The operators are obeying the signed / unsigned interpretation of variables, in case the operator sign-nesses are in conflict, the compiler reports an error. New operators are introduced <text:span text:style-name="T85">to accommodate more of the processors’s instructions. Rotate is one notable example.</text:span></text:p>
      <text:p text:style-name="P65"/>
      <text:p text:style-name="Standard"><text:s/>Type conversions:</text:p>
      <text:p text:style-name="Standard"/>
      <text:p text:style-name="Standard"><text:s text:c="8"/>Casting not required upwards, to larger storage size. Size promotion is automatic. Downwards cast has to be explicit; and <text:s/>a warning is issued.</text:p>
      <text:p text:style-name="Standard"/>
      <text:p text:style-name="Standard"><text:s/>Error reporting:</text:p>
      <text:p text:style-name="Standard"/>
      <text:p text:style-name="Standard"><text:s text:c="8"/>Errors are re<text:span text:style-name="T85">p</text:span>orted by the file:line:col convention. <text:s/>The <text:span text:style-name="T85">fline is printed, and the following</text:span> line has ‘<text:span text:style-name="T85">^‘ character </text:span>to point to the <text:span text:style-name="T85">error</text:span> location.</text:p>
      <text:h text:style-name="Heading_20_2" text:outline-level="2"><text:bookmark-start text:name="__RefHeading___Toc1532_1612502148"/>Command line:<text:bookmark-end text:name="__RefHeading___Toc1532_1612502148"/></text:h>
      <text:p text:style-name="P16"/>
      <text:p text:style-name="P16"><text:s/><text:span text:style-name="T86">The command line accepts single and double dash optios, as well as options after the arguments.</text:span></text:p>
      <text:p text:style-name="P16"/>
      <text:p text:style-name="P16"><text:s/>./p<text:span text:style-name="T86">yv</text:span>comp [option(s)] file(s) <text:span text:style-name="T86">[options]</text:span></text:p>
      <text:p text:style-name="P16"/>
      <text:p text:style-name="P16"><text:s text:c="4"/>The assembler file is generated with the same file name as the so<text:span text:style-name="T86">u</text:span>rce <text:span text:style-name="T86">file’s base name </text:span>with the .asm extension. The pre processing file is generated with the same file name as the so<text:span text:style-name="T86">u</text:span>rce <text:span text:style-name="T86">base </text:span>with the .pcc extension. <text:span text:style-name="T86">The executable file is generated with the source’s <text:s/>base name.</text:span></text:p>
      <text:p text:style-name="P14"/>
      <text:h text:style-name="Heading_20_3" text:outline-level="3"><text:bookmark-start text:name="__RefHeading___Toc1502_4109188922"/>Comand line arguments:<text:bookmark-end text:name="__RefHeading___Toc1502_4109188922"/></text:h>
      <text:p text:style-name="Text_20_body"/>
      <text:p text:style-name="Preformatted_20_Text">PYVCOMP parallel compiler.</text:p>
      <text:p text:style-name="Preformatted_20_Text">Usage: pyvcomp.py [options] filename [filename(s)] ... [options]</text:p>
      <text:p text:style-name="Preformatted_20_Text">Available options:</text:p>
      <text:p text:style-name="Preformatted_20_Text"><text:s text:c="4"/>-C val <text:s/>--code val <text:s text:c="9"/>Code to compile.</text:p>
      <text:p text:style-name="Preformatted_20_Text"><text:s text:c="4"/>-D val <text:s/>--define val <text:s text:c="7"/>Define variable. (multiple defines accepted)</text:p>
      <text:p text:style-name="Preformatted_20_Text"><text:s text:c="4"/>-H <text:s text:c="5"/>--help2 <text:s text:c="12"/>Show more help.</text:p>
      <text:p text:style-name="Preformatted_20_Text"><text:s text:c="4"/>-V <text:s text:c="5"/>--version <text:s text:c="10"/>Print version number and build date.</text:p>
      <text:p text:style-name="Preformatted_20_Text"><text:s text:c="4"/>-c <text:s text:c="5"/>--comp_only <text:s text:c="8"/>Compile only.</text:p>
      <text:p text:style-name="Preformatted_20_Text"><text:s text:c="4"/>-d val <text:s/>--debug val <text:s text:c="8"/>Debug level. Def=0 0=&gt;none 9=&gt;noisy.</text:p>
      <text:p text:style-name="Preformatted_20_Text"><text:s text:c="4"/>-e <text:s text:c="5"/>--emit <text:s text:c="13"/>Emit parse string.</text:p>
      <text:p text:style-name="Preformatted_20_Text"><text:s text:c="4"/>-h <text:s text:c="5"/>--help <text:s text:c="13"/>Show help. (this screen)</text:p>
      <text:p text:style-name="Preformatted_20_Text"><text:s text:c="4"/>-j <text:s text:c="5"/>--just_lex <text:s text:c="9"/>Only execute lexer.</text:p>
      <text:p text:style-name="Preformatted_20_Text"><text:s text:c="4"/>-o val <text:s/>--outfile val <text:s text:c="6"/>Name of output file.</text:p>
      <text:p text:style-name="Preformatted_20_Text"><text:s text:c="4"/>-p <text:s text:c="5"/>--pre_only <text:s text:c="9"/>Pre-process only.</text:p>
      <text:p text:style-name="Preformatted_20_Text"><text:s text:c="4"/>-r <text:s text:c="5"/>--rdocstr <text:s text:c="10"/>Show document strings</text:p>
      <text:p text:style-name="Preformatted_20_Text"><text:s text:c="4"/>-u <text:s text:c="5"/>--uresults <text:s text:c="9"/>Show results</text:p>
      <text:p text:style-name="Preformatted_20_Text"><text:s text:c="4"/>-v <text:s text:c="5"/>--verbose <text:s text:c="10"/>Set verbosity level.</text:p>
      <text:p text:style-name="Preformatted_20_Text"><text:s text:c="4"/>-w val <text:s/>--workdir val <text:s text:c="6"/>Directory for temp files. Def=./tmp</text:p>
      <text:p text:style-name="Preformatted_20_Text"><text:s text:c="4"/>-x <text:s text:c="5"/>--xlexer_show <text:s text:c="6"/>Show lexer output</text:p>
      <text:p text:style-name="Preformatted_20_Text">Argument values are identical for the short form and long form options.</text:p>
      <text:p text:style-name="Preformatted_20_Text">Def: stands for default value. Options after file names are also interpreted.</text:p>
      <text:p text:style-name="Preformatted_20_Text"><text:soft-page-break/></text:p>
      <text:p text:style-name="Preformatted_20_Text"/>
      <text:p text:style-name="P11"/>
      <text:p text:style-name="P15">This is not meant to be a spec, more like a spec draft or an idea starter.</text:p>
      <text:p text:style-name="P17"/>
      <text:p text:style-name="P11"># EOF</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09-04T16:31:23.247457574</dc:date>
    <dc:creator>Peter Glen</dc:creator>
    <meta:editing-duration>P1DT10H8M23S</meta:editing-duration>
    <meta:editing-cycles>120</meta:editing-cycles>
    <meta:generator>LibreOffice/7.3.7.2$Linux_X86_64 LibreOffice_project/30$Build-2</meta:generator>
    <meta:document-statistic meta:table-count="3" meta:image-count="0" meta:object-count="0" meta:page-count="17" meta:paragraph-count="540" meta:word-count="2572" meta:character-count="17621" meta:non-whitespace-character-count="13280"/>
  </office:meta>
</office:document-meta>
</file>